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z_rot_plus_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8-21 13:19:53</text:p>
          </table:table-cell>
          <table:table-cell office:value-type="float" office:value="-0.0003584"/>
          <table:table-cell office:value-type="float" office:value="0.6920946"/>
          <table:table-cell office:value-type="float" office:value="0.6917361"/>
          <table:table-cell office:value-type="float" office:value="0.2472197"/>
          <table:table-cell office:value-type="float" office:value="0.0390373"/>
          <table:table-cell office:value-type="float" office:value="10"/>
          <table:table-cell office:value-type="float" office:value="0.8359900116920471"/>
          <table:table-cell office:value-type="float" office:value="0.22878000140190125"/>
          <table:table-cell office:value-type="float" office:value="0.6072100102901459"/>
          <table:table-cell office:value-type="float" office:value="0.3618561625480652"/>
          <table:table-cell office:value-type="float" office:value="0.19161525030277285"/>
          <table:table-cell office:value-type="float" office:value="0.320016485452652"/>
          <table:table-cell office:value-type="float" office:value="0.4036958396434784"/>
          <table:table-cell office:value-type="float" office:value="0.0836793541908264"/>
          <table:table-cell office:value-type="float" office:value="0.2776192"/>
          <table:table-cell office:value-type="float" office:value="0.2619408"/>
          <table:table-cell office:value-type="float" office:value="0.2589724"/>
          <table:table-cell office:value-type="float" office:value="0.24067"/>
          <table:table-cell office:value-type="float" office:value="0.56088"/>
          <table:table-cell office:value-type="float" office:value="-0.0003608"/>
          <table:table-cell office:value-type="float" office:value="0.31734"/>
          <table:table-cell office:value-type="float" office:value="0.30873"/>
          <table:table-cell office:value-type="float" office:value="0.22878"/>
          <table:table-cell office:value-type="float" office:value="0.3276392"/>
          <table:table-cell office:value-type="float" office:value="0.83599"/>
          <table:table-cell office:value-type="float" office:value="0.0053792"/>
          <table:table-cell office:value-type="float" office:value="0.6951945"/>
          <table:table-cell office:value-type="float" office:value="0.2472197"/>
          <table:table-cell office:value-type="float" office:value="0.0238933"/>
          <table:table-cell office:value-type="float" office:value="0.6951945"/>
          <table:table-cell office:value-type="float" office:value="0.2472197"/>
          <table:table-cell office:value-type="float" office:value="0.0300933"/>
          <table:table-cell office:value-type="float" office:value="0.6951946"/>
          <table:table-cell office:value-type="float" office:value="0.2472197"/>
          <table:table-cell office:value-type="float" office:value="0.0362933"/>
          <table:table-cell office:value-type="float" office:value="0.6951946"/>
          <table:table-cell office:value-type="float" office:value="0.2472197"/>
          <table:table-cell office:value-type="float" office:value="0.0424933"/>
          <table:table-cell office:value-type="float" office:value="0.6951947"/>
          <table:table-cell office:value-type="float" office:value="0.2472197"/>
          <table:table-cell office:value-type="float" office:value="0.0486933"/>
          <table:table-cell office:value-type="float" office:value="0.6951947"/>
          <table:table-cell office:value-type="float" office:value="0.2472197"/>
          <table:table-cell office:value-type="float" office:value="0.0548933"/>
          <table:table-cell office:value-type="float" office:value="0.6889945"/>
          <table:table-cell office:value-type="float" office:value="0.2472197"/>
          <table:table-cell office:value-type="float" office:value="0.0238934"/>
          <table:table-cell office:value-type="float" office:value="0.6889945"/>
          <table:table-cell office:value-type="float" office:value="0.2472197"/>
          <table:table-cell office:value-type="float" office:value="0.0300934"/>
          <table:table-cell office:value-type="float" office:value="0.6889946"/>
          <table:table-cell office:value-type="float" office:value="0.2472197"/>
          <table:table-cell office:value-type="float" office:value="0.0362934"/>
          <table:table-cell office:value-type="float" office:value="0.6889946"/>
          <table:table-cell office:value-type="float" office:value="0.2472197"/>
          <table:table-cell office:value-type="float" office:value="0.0424934"/>
          <table:table-cell office:value-type="float" office:value="0.6889947"/>
          <table:table-cell office:value-type="float" office:value="0.2472197"/>
          <table:table-cell office:value-type="float" office:value="0.0486934"/>
          <table:table-cell office:value-type="float" office:value="0.6889947"/>
          <table:table-cell office:value-type="float" office:value="0.2472197"/>
          <table:table-cell office:value-type="float" office:value="0.0548934"/>
        </table:table-row>
        <table:table-row>
          <table:table-cell>
            <text:p>z_rot_pl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>
            <text:p>2025-08-21 13:20:05</text:p>
          </table:table-cell>
          <table:table-cell office:value-type="float" office:value="-6.15e-05"/>
          <table:table-cell office:value-type="float" office:value="0.6924478"/>
          <table:table-cell office:value-type="float" office:value="0.6923863"/>
          <table:table-cell office:value-type="float" office:value="0.2472158"/>
          <table:table-cell office:value-type="float" office:value="0.038968"/>
          <table:table-cell office:value-type="float" office:value="10"/>
          <table:table-cell office:value-type="float" office:value="0.7601400017738342"/>
          <table:table-cell office:value-type="float" office:value="0.20295000076293945"/>
          <table:table-cell office:value-type="float" office:value="0.5571900010108948"/>
          <table:table-cell office:value-type="float" office:value="0.35915015637874603"/>
          <table:table-cell office:value-type="float" office:value="0.18226114660706325"/>
          <table:table-cell office:value-type="float" office:value="0.35199647545814516"/>
          <table:table-cell office:value-type="float" office:value="0.3663038372993469"/>
          <table:table-cell office:value-type="float" office:value="0.014307361841201738"/>
          <table:table-cell office:value-type="float" office:value="0.3071392"/>
          <table:table-cell office:value-type="float" office:value="0.2738308"/>
          <table:table-cell office:value-type="float" office:value="0.2774224"/>
          <table:table-cell office:value-type="float" office:value="0.27019"/>
          <table:table-cell office:value-type="float" office:value="0.6314"/>
          <table:table-cell office:value-type="float" office:value="-0.0020008"/>
          <table:table-cell office:value-type="float" office:value="0.30791"/>
          <table:table-cell office:value-type="float" office:value="0.28249"/>
          <table:table-cell office:value-type="float" office:value="0.20295"/>
          <table:table-cell office:value-type="float" office:value="0.2780292"/>
          <table:table-cell office:value-type="float" office:value="0.76014"/>
          <table:table-cell office:value-type="float" office:value="0.0041492"/>
          <table:table-cell office:value-type="float" office:value="0.695536"/>
          <table:table-cell office:value-type="float" office:value="0.2474915"/>
          <table:table-cell office:value-type="float" office:value="0.0239011"/>
          <table:table-cell office:value-type="float" office:value="0.695536"/>
          <table:table-cell office:value-type="float" office:value="0.2474915"/>
          <table:table-cell office:value-type="float" office:value="0.0301011"/>
          <table:table-cell office:value-type="float" office:value="0.695536"/>
          <table:table-cell office:value-type="float" office:value="0.2474914"/>
          <table:table-cell office:value-type="float" office:value="0.0363011"/>
          <table:table-cell office:value-type="float" office:value="0.695536"/>
          <table:table-cell office:value-type="float" office:value="0.2474914"/>
          <table:table-cell office:value-type="float" office:value="0.0425011"/>
          <table:table-cell office:value-type="float" office:value="0.695536"/>
          <table:table-cell office:value-type="float" office:value="0.2474913"/>
          <table:table-cell office:value-type="float" office:value="0.0487011"/>
          <table:table-cell office:value-type="float" office:value="0.695536"/>
          <table:table-cell office:value-type="float" office:value="0.2474913"/>
          <table:table-cell office:value-type="float" office:value="0.0549011"/>
          <table:table-cell office:value-type="float" office:value="0.6893596"/>
          <table:table-cell office:value-type="float" office:value="0.2469511"/>
          <table:table-cell office:value-type="float" office:value="0.0239011"/>
          <table:table-cell office:value-type="float" office:value="0.6893596"/>
          <table:table-cell office:value-type="float" office:value="0.2469511"/>
          <table:table-cell office:value-type="float" office:value="0.0301011"/>
          <table:table-cell office:value-type="float" office:value="0.6893596"/>
          <table:table-cell office:value-type="float" office:value="0.246951"/>
          <table:table-cell office:value-type="float" office:value="0.0363011"/>
          <table:table-cell office:value-type="float" office:value="0.6893596"/>
          <table:table-cell office:value-type="float" office:value="0.246951"/>
          <table:table-cell office:value-type="float" office:value="0.0425011"/>
          <table:table-cell office:value-type="float" office:value="0.6893596"/>
          <table:table-cell office:value-type="float" office:value="0.2469509"/>
          <table:table-cell office:value-type="float" office:value="0.0487011"/>
          <table:table-cell office:value-type="float" office:value="0.6893596"/>
          <table:table-cell office:value-type="float" office:value="0.2469509"/>
          <table:table-cell office:value-type="float" office:value="0.0549011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8-21 13:20:18</text:p>
          </table:table-cell>
          <table:table-cell office:value-type="float" office:value="0.0002566"/>
          <table:table-cell office:value-type="float" office:value="0.692773"/>
          <table:table-cell office:value-type="float" office:value="0.6930296"/>
          <table:table-cell office:value-type="float" office:value="0.2473067"/>
          <table:table-cell office:value-type="float" office:value="0.0388741"/>
          <table:table-cell office:value-type="float" office:value="10"/>
          <table:table-cell office:value-type="float" office:value="0.6994600296020508"/>
          <table:table-cell office:value-type="float" office:value="0.17958000302314758"/>
          <table:table-cell office:value-type="float" office:value="0.5198800265789032"/>
          <table:table-cell office:value-type="float" office:value="0.3520161658525467"/>
          <table:table-cell office:value-type="float" office:value="0.17910801251552302"/>
          <table:table-cell office:value-type="float" office:value="0.38159849047660827"/>
          <table:table-cell office:value-type="float" office:value="0.3224338412284851"/>
          <table:table-cell office:value-type="float" office:value="0.05916464924812315"/>
          <table:table-cell office:value-type="float" office:value="0.3268192"/>
          <table:table-cell office:value-type="float" office:value="0.2906408"/>
          <table:table-cell office:value-type="float" office:value="0.2913624"/>
          <table:table-cell office:value-type="float" office:value="0.29971"/>
          <table:table-cell office:value-type="float" office:value="0.69946"/>
          <table:table-cell office:value-type="float" office:value="-0.0024108"/>
          <table:table-cell office:value-type="float" office:value="0.287"/>
          <table:table-cell office:value-type="float" office:value="0.26281"/>
          <table:table-cell office:value-type="float" office:value="0.17958"/>
          <table:table-cell office:value-type="float" office:value="0.2185792"/>
          <table:table-cell office:value-type="float" office:value="0.6642"/>
          <table:table-cell office:value-type="float" office:value="0.0041492"/>
          <table:table-cell office:value-type="float" office:value="0.6958259"/>
          <table:table-cell office:value-type="float" office:value="0.2477999"/>
          <table:table-cell office:value-type="float" office:value="0.0238947"/>
          <table:table-cell office:value-type="float" office:value="0.6958259"/>
          <table:table-cell office:value-type="float" office:value="0.2477998"/>
          <table:table-cell office:value-type="float" office:value="0.0300947"/>
          <table:table-cell office:value-type="float" office:value="0.6958259"/>
          <table:table-cell office:value-type="float" office:value="0.2477998"/>
          <table:table-cell office:value-type="float" office:value="0.0362947"/>
          <table:table-cell office:value-type="float" office:value="0.6958259"/>
          <table:table-cell office:value-type="float" office:value="0.2477998"/>
          <table:table-cell office:value-type="float" office:value="0.0424947"/>
          <table:table-cell office:value-type="float" office:value="0.695826"/>
          <table:table-cell office:value-type="float" office:value="0.2477998"/>
          <table:table-cell office:value-type="float" office:value="0.0486947"/>
          <table:table-cell office:value-type="float" office:value="0.695826"/>
          <table:table-cell office:value-type="float" office:value="0.2477998"/>
          <table:table-cell office:value-type="float" office:value="0.0548947"/>
          <table:table-cell office:value-type="float" office:value="0.68972"/>
          <table:table-cell office:value-type="float" office:value="0.2467232"/>
          <table:table-cell office:value-type="float" office:value="0.0238947"/>
          <table:table-cell office:value-type="float" office:value="0.6897201"/>
          <table:table-cell office:value-type="float" office:value="0.2467232"/>
          <table:table-cell office:value-type="float" office:value="0.0300947"/>
          <table:table-cell office:value-type="float" office:value="0.6897201"/>
          <table:table-cell office:value-type="float" office:value="0.2467232"/>
          <table:table-cell office:value-type="float" office:value="0.0362947"/>
          <table:table-cell office:value-type="float" office:value="0.6897201"/>
          <table:table-cell office:value-type="float" office:value="0.2467232"/>
          <table:table-cell office:value-type="float" office:value="0.0424947"/>
          <table:table-cell office:value-type="float" office:value="0.6897202"/>
          <table:table-cell office:value-type="float" office:value="0.2467232"/>
          <table:table-cell office:value-type="float" office:value="0.0486947"/>
          <table:table-cell office:value-type="float" office:value="0.6897202"/>
          <table:table-cell office:value-type="float" office:value="0.2467231"/>
          <table:table-cell office:value-type="float" office:value="0.0548947"/>
        </table:table-row>
        <table:table-row>
          <table:table-cell>
            <text:p>z_rot_pl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>
            <text:p>2025-08-21 13:20:30</text:p>
          </table:table-cell>
          <table:table-cell office:value-type="float" office:value="0.0005441"/>
          <table:table-cell office:value-type="float" office:value="0.6931335"/>
          <table:table-cell office:value-type="float" office:value="0.6936775"/>
          <table:table-cell office:value-type="float" office:value="0.2474799"/>
          <table:table-cell office:value-type="float" office:value="0.03874"/>
          <table:table-cell office:value-type="float" office:value="10"/>
          <table:table-cell office:value-type="float" office:value="0.7462000250816345"/>
          <table:table-cell office:value-type="float" office:value="0.155799999833107"/>
          <table:table-cell office:value-type="float" office:value="0.5904000252485275"/>
          <table:table-cell office:value-type="float" office:value="0.34131516218185426"/>
          <table:table-cell office:value-type="float" office:value="0.18263342460721313"/>
          <table:table-cell office:value-type="float" office:value="0.4033284842967987"/>
          <table:table-cell office:value-type="float" office:value="0.2793018400669098"/>
          <table:table-cell office:value-type="float" office:value="0.1240266442298889"/>
          <table:table-cell office:value-type="float" office:value="0.3481392"/>
          <table:table-cell office:value-type="float" office:value="0.3045808"/>
          <table:table-cell office:value-type="float" office:value="0.3048924"/>
          <table:table-cell office:value-type="float" office:value="0.31283"/>
          <table:table-cell office:value-type="float" office:value="0.7462"/>
          <table:table-cell office:value-type="float" office:value="-0.0028208"/>
          <table:table-cell office:value-type="float" office:value="0.26486"/>
          <table:table-cell office:value-type="float" office:value="0.23903"/>
          <table:table-cell office:value-type="float" office:value="0.1558"/>
          <table:table-cell office:value-type="float" office:value="0.1677392"/>
          <table:table-cell office:value-type="float" office:value="0.56908"/>
          <table:table-cell office:value-type="float" office:value="0.0045592"/>
          <table:table-cell office:value-type="float" office:value="0.6961278"/>
          <table:table-cell office:value-type="float" office:value="0.2481364"/>
          <table:table-cell office:value-type="float" office:value="0.0239031"/>
          <table:table-cell office:value-type="float" office:value="0.6961278"/>
          <table:table-cell office:value-type="float" office:value="0.2481364"/>
          <table:table-cell office:value-type="float" office:value="0.0301031"/>
          <table:table-cell office:value-type="float" office:value="0.6961278"/>
          <table:table-cell office:value-type="float" office:value="0.2481364"/>
          <table:table-cell office:value-type="float" office:value="0.0363031"/>
          <table:table-cell office:value-type="float" office:value="0.6961278"/>
          <table:table-cell office:value-type="float" office:value="0.2481364"/>
          <table:table-cell office:value-type="float" office:value="0.0425031"/>
          <table:table-cell office:value-type="float" office:value="0.6961279"/>
          <table:table-cell office:value-type="float" office:value="0.2481364"/>
          <table:table-cell office:value-type="float" office:value="0.0487031"/>
          <table:table-cell office:value-type="float" office:value="0.6961279"/>
          <table:table-cell office:value-type="float" office:value="0.2481365"/>
          <table:table-cell office:value-type="float" office:value="0.0549031"/>
          <table:table-cell office:value-type="float" office:value="0.690139"/>
          <table:table-cell office:value-type="float" office:value="0.2465317"/>
          <table:table-cell office:value-type="float" office:value="0.0239031"/>
          <table:table-cell office:value-type="float" office:value="0.6901391"/>
          <table:table-cell office:value-type="float" office:value="0.2465317"/>
          <table:table-cell office:value-type="float" office:value="0.0301031"/>
          <table:table-cell office:value-type="float" office:value="0.6901391"/>
          <table:table-cell office:value-type="float" office:value="0.2465317"/>
          <table:table-cell office:value-type="float" office:value="0.0363031"/>
          <table:table-cell office:value-type="float" office:value="0.6901391"/>
          <table:table-cell office:value-type="float" office:value="0.2465318"/>
          <table:table-cell office:value-type="float" office:value="0.0425031"/>
          <table:table-cell office:value-type="float" office:value="0.6901391"/>
          <table:table-cell office:value-type="float" office:value="0.2465318"/>
          <table:table-cell office:value-type="float" office:value="0.0487031"/>
          <table:table-cell office:value-type="float" office:value="0.6901391"/>
          <table:table-cell office:value-type="float" office:value="0.2465318"/>
          <table:table-cell office:value-type="float" office:value="0.0549031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8-21 13:20:43</text:p>
          </table:table-cell>
          <table:table-cell office:value-type="float" office:value="0.0006538"/>
          <table:table-cell office:value-type="float" office:value="0.6934627"/>
          <table:table-cell office:value-type="float" office:value="0.6941164"/>
          <table:table-cell office:value-type="float" office:value="0.247684"/>
          <table:table-cell office:value-type="float" office:value="0.0387281"/>
          <table:table-cell office:value-type="float" office:value="10"/>
          <table:table-cell office:value-type="float" office:value="0.7597299814224243"/>
          <table:table-cell office:value-type="float" office:value="0.1500599980354309"/>
          <table:table-cell office:value-type="float" office:value="0.6096699833869934"/>
          <table:table-cell office:value-type="float" office:value="0.3377071589231491"/>
          <table:table-cell office:value-type="float" office:value="0.18594019362916497"/>
          <table:table-cell office:value-type="float" office:value="0.4134964823722839"/>
          <table:table-cell office:value-type="float" office:value="0.26191783547401426"/>
          <table:table-cell office:value-type="float" office:value="0.15157864689826966"/>
          <table:table-cell office:value-type="float" office:value="0.3698692"/>
          <table:table-cell office:value-type="float" office:value="0.3070408"/>
          <table:table-cell office:value-type="float" office:value="0.3077624"/>
          <table:table-cell office:value-type="float" office:value="0.32308"/>
          <table:table-cell office:value-type="float" office:value="0.75973"/>
          <table:table-cell office:value-type="float" office:value="-0.0007708"/>
          <table:table-cell office:value-type="float" office:value="0.24026"/>
          <table:table-cell office:value-type="float" office:value="0.22427"/>
          <table:table-cell office:value-type="float" office:value="0.15006"/>
          <table:table-cell office:value-type="float" office:value="0.1574892"/>
          <table:table-cell office:value-type="float" office:value="0.53751"/>
          <table:table-cell office:value-type="float" office:value="0.0029192"/>
          <table:table-cell office:value-type="float" office:value="0.6963757"/>
          <table:table-cell office:value-type="float" office:value="0.2485063"/>
          <table:table-cell office:value-type="float" office:value="0.0238983"/>
          <table:table-cell office:value-type="float" office:value="0.6963757"/>
          <table:table-cell office:value-type="float" office:value="0.2485063"/>
          <table:table-cell office:value-type="float" office:value="0.0300983"/>
          <table:table-cell office:value-type="float" office:value="0.6963757"/>
          <table:table-cell office:value-type="float" office:value="0.2485063"/>
          <table:table-cell office:value-type="float" office:value="0.0362983"/>
          <table:table-cell office:value-type="float" office:value="0.6963757"/>
          <table:table-cell office:value-type="float" office:value="0.2485063"/>
          <table:table-cell office:value-type="float" office:value="0.0424983"/>
          <table:table-cell office:value-type="float" office:value="0.6963757"/>
          <table:table-cell office:value-type="float" office:value="0.2485063"/>
          <table:table-cell office:value-type="float" office:value="0.0486983"/>
          <table:table-cell office:value-type="float" office:value="0.6963757"/>
          <table:table-cell office:value-type="float" office:value="0.2485063"/>
          <table:table-cell office:value-type="float" office:value="0.0548983"/>
          <table:table-cell office:value-type="float" office:value="0.6905496"/>
          <table:table-cell office:value-type="float" office:value="0.2463858"/>
          <table:table-cell office:value-type="float" office:value="0.0238983"/>
          <table:table-cell office:value-type="float" office:value="0.6905496"/>
          <table:table-cell office:value-type="float" office:value="0.2463858"/>
          <table:table-cell office:value-type="float" office:value="0.0300983"/>
          <table:table-cell office:value-type="float" office:value="0.6905496"/>
          <table:table-cell office:value-type="float" office:value="0.2463858"/>
          <table:table-cell office:value-type="float" office:value="0.0362983"/>
          <table:table-cell office:value-type="float" office:value="0.6905496"/>
          <table:table-cell office:value-type="float" office:value="0.2463858"/>
          <table:table-cell office:value-type="float" office:value="0.0424983"/>
          <table:table-cell office:value-type="float" office:value="0.6905496"/>
          <table:table-cell office:value-type="float" office:value="0.2463858"/>
          <table:table-cell office:value-type="float" office:value="0.0486983"/>
          <table:table-cell office:value-type="float" office:value="0.6905497"/>
          <table:table-cell office:value-type="float" office:value="0.2463857"/>
          <table:table-cell office:value-type="float" office:value="0.0548983"/>
        </table:table-row>
        <table:table-row>
          <table:table-cell>
            <text:p>z_rot_pl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>
            <text:p>2025-08-21 13:20:56</text:p>
          </table:table-cell>
          <table:table-cell office:value-type="float" office:value="0.0008831"/>
          <table:table-cell office:value-type="float" office:value="0.6937899"/>
          <table:table-cell office:value-type="float" office:value="0.694673"/>
          <table:table-cell office:value-type="float" office:value="0.247994"/>
          <table:table-cell office:value-type="float" office:value="0.0386218"/>
          <table:table-cell office:value-type="float" office:value="10"/>
          <table:table-cell office:value-type="float" office:value="0.8318899869918823"/>
          <table:table-cell office:value-type="float" office:value="0.1320692002773285"/>
          <table:table-cell office:value-type="float" office:value="0.6998207867145538"/>
          <table:table-cell office:value-type="float" office:value="0.33582115918397903"/>
          <table:table-cell office:value-type="float" office:value="0.2031093811474976"/>
          <table:table-cell office:value-type="float" office:value="0.4413764774799347"/>
          <table:table-cell office:value-type="float" office:value="0.23026584088802338"/>
          <table:table-cell office:value-type="float" office:value="0.21111063659191132"/>
          <table:table-cell office:value-type="float" office:value="0.3977492"/>
          <table:table-cell office:value-type="float" office:value="0.3193408"/>
          <table:table-cell office:value-type="float" office:value="0.3171924"/>
          <table:table-cell office:value-type="float" office:value="0.34071"/>
          <table:table-cell office:value-type="float" office:value="0.83189"/>
          <table:table-cell office:value-type="float" office:value="0.0061992"/>
          <table:table-cell office:value-type="float" office:value="0.22222"/>
          <table:table-cell office:value-type="float" office:value="0.21238"/>
          <table:table-cell office:value-type="float" office:value="0.13858"/>
          <table:table-cell office:value-type="float" office:value="0.1320692"/>
          <table:table-cell office:value-type="float" office:value="0.44608"/>
          <table:table-cell office:value-type="float" office:value="0.0033292"/>
          <table:table-cell office:value-type="float" office:value="0.6965994"/>
          <table:table-cell office:value-type="float" office:value="0.2488924"/>
          <table:table-cell office:value-type="float" office:value="0.0239009"/>
          <table:table-cell office:value-type="float" office:value="0.6965994"/>
          <table:table-cell office:value-type="float" office:value="0.2488923"/>
          <table:table-cell office:value-type="float" office:value="0.0301009"/>
          <table:table-cell office:value-type="float" office:value="0.6965994"/>
          <table:table-cell office:value-type="float" office:value="0.2488923"/>
          <table:table-cell office:value-type="float" office:value="0.0363009"/>
          <table:table-cell office:value-type="float" office:value="0.6965994"/>
          <table:table-cell office:value-type="float" office:value="0.2488923"/>
          <table:table-cell office:value-type="float" office:value="0.0425009"/>
          <table:table-cell office:value-type="float" office:value="0.6965994"/>
          <table:table-cell office:value-type="float" office:value="0.2488923"/>
          <table:table-cell office:value-type="float" office:value="0.0487009"/>
          <table:table-cell office:value-type="float" office:value="0.6965995"/>
          <table:table-cell office:value-type="float" office:value="0.2488923"/>
          <table:table-cell office:value-type="float" office:value="0.0549009"/>
          <table:table-cell office:value-type="float" office:value="0.6909803"/>
          <table:table-cell office:value-type="float" office:value="0.2462721"/>
          <table:table-cell office:value-type="float" office:value="0.023901"/>
          <table:table-cell office:value-type="float" office:value="0.6909803"/>
          <table:table-cell office:value-type="float" office:value="0.2462721"/>
          <table:table-cell office:value-type="float" office:value="0.030101"/>
          <table:table-cell office:value-type="float" office:value="0.6909803"/>
          <table:table-cell office:value-type="float" office:value="0.2462721"/>
          <table:table-cell office:value-type="float" office:value="0.036301"/>
          <table:table-cell office:value-type="float" office:value="0.6909803"/>
          <table:table-cell office:value-type="float" office:value="0.2462721"/>
          <table:table-cell office:value-type="float" office:value="0.042501"/>
          <table:table-cell office:value-type="float" office:value="0.6909803"/>
          <table:table-cell office:value-type="float" office:value="0.2462721"/>
          <table:table-cell office:value-type="float" office:value="0.048701"/>
          <table:table-cell office:value-type="float" office:value="0.6909803"/>
          <table:table-cell office:value-type="float" office:value="0.2462721"/>
          <table:table-cell office:value-type="float" office:value="0.0549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8-21 13:21:08</text:p>
          </table:table-cell>
          <table:table-cell office:value-type="float" office:value="0.0010068"/>
          <table:table-cell office:value-type="float" office:value="0.6941139"/>
          <table:table-cell office:value-type="float" office:value="0.6951207"/>
          <table:table-cell office:value-type="float" office:value="0.2483181"/>
          <table:table-cell office:value-type="float" office:value="0.0386926"/>
          <table:table-cell office:value-type="float" office:value="10"/>
          <table:table-cell office:value-type="float" office:value="0.9007700085639954"/>
          <table:table-cell office:value-type="float" office:value="0.11689919978380203"/>
          <table:table-cell office:value-type="float" office:value="0.7838708087801933"/>
          <table:table-cell office:value-type="float" office:value="0.3334021620452404"/>
          <table:table-cell office:value-type="float" office:value="0.22233447578844914"/>
          <table:table-cell office:value-type="float" office:value="0.4584324836730957"/>
          <table:table-cell office:value-type="float" office:value="0.2083718404173851"/>
          <table:table-cell office:value-type="float" office:value="0.2500606432557106"/>
          <table:table-cell office:value-type="float" office:value="0.3743792"/>
          <table:table-cell office:value-type="float" office:value="0.3332808"/>
          <table:table-cell office:value-type="float" office:value="0.3221124"/>
          <table:table-cell office:value-type="float" office:value="0.36162"/>
          <table:table-cell office:value-type="float" office:value="0.90077"/>
          <table:table-cell office:value-type="float" office:value="0.0049692"/>
          <table:table-cell office:value-type="float" office:value="0.2173"/>
          <table:table-cell office:value-type="float" office:value="0.20377"/>
          <table:table-cell office:value-type="float" office:value="0.12956"/>
          <table:table-cell office:value-type="float" office:value="0.1168992"/>
          <table:table-cell office:value-type="float" office:value="0.37433"/>
          <table:table-cell office:value-type="float" office:value="0.0029192"/>
          <table:table-cell office:value-type="float" office:value="0.6967986"/>
          <table:table-cell office:value-type="float" office:value="0.2492867"/>
          <table:table-cell office:value-type="float" office:value="0.0238596"/>
          <table:table-cell office:value-type="float" office:value="0.6967986"/>
          <table:table-cell office:value-type="float" office:value="0.2492868"/>
          <table:table-cell office:value-type="float" office:value="0.0300596"/>
          <table:table-cell office:value-type="float" office:value="0.6967985"/>
          <table:table-cell office:value-type="float" office:value="0.2492868"/>
          <table:table-cell office:value-type="float" office:value="0.0362596"/>
          <table:table-cell office:value-type="float" office:value="0.6967985"/>
          <table:table-cell office:value-type="float" office:value="0.2492868"/>
          <table:table-cell office:value-type="float" office:value="0.0424596"/>
          <table:table-cell office:value-type="float" office:value="0.6967985"/>
          <table:table-cell office:value-type="float" office:value="0.2492868"/>
          <table:table-cell office:value-type="float" office:value="0.0486596"/>
          <table:table-cell office:value-type="float" office:value="0.6967985"/>
          <table:table-cell office:value-type="float" office:value="0.2492869"/>
          <table:table-cell office:value-type="float" office:value="0.0548596"/>
          <table:table-cell office:value-type="float" office:value="0.6914292"/>
          <table:table-cell office:value-type="float" office:value="0.2461867"/>
          <table:table-cell office:value-type="float" office:value="0.0238596"/>
          <table:table-cell office:value-type="float" office:value="0.6914292"/>
          <table:table-cell office:value-type="float" office:value="0.2461868"/>
          <table:table-cell office:value-type="float" office:value="0.0300596"/>
          <table:table-cell office:value-type="float" office:value="0.6914292"/>
          <table:table-cell office:value-type="float" office:value="0.2461868"/>
          <table:table-cell office:value-type="float" office:value="0.0362596"/>
          <table:table-cell office:value-type="float" office:value="0.6914292"/>
          <table:table-cell office:value-type="float" office:value="0.2461868"/>
          <table:table-cell office:value-type="float" office:value="0.0424596"/>
          <table:table-cell office:value-type="float" office:value="0.6914291"/>
          <table:table-cell office:value-type="float" office:value="0.2461868"/>
          <table:table-cell office:value-type="float" office:value="0.0486596"/>
          <table:table-cell office:value-type="float" office:value="0.6914291"/>
          <table:table-cell office:value-type="float" office:value="0.2461869"/>
          <table:table-cell office:value-type="float" office:value="0.0548596"/>
        </table:table-row>
        <table:table-row>
          <table:table-cell>
            <text:p>z_rot_pl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>
            <text:p>2025-08-21 13:21:21</text:p>
          </table:table-cell>
          <table:table-cell office:value-type="float" office:value="0.001042"/>
          <table:table-cell office:value-type="float" office:value="0.6943928"/>
          <table:table-cell office:value-type="float" office:value="0.6954348"/>
          <table:table-cell office:value-type="float" office:value="0.2486581"/>
          <table:table-cell office:value-type="float" office:value="0.0387147"/>
          <table:table-cell office:value-type="float" office:value="10"/>
          <table:table-cell office:value-type="float" office:value="0.9147099852561951"/>
          <table:table-cell office:value-type="float" office:value="0.1062391996383667"/>
          <table:table-cell office:value-type="float" office:value="0.8084707856178284"/>
          <table:table-cell office:value-type="float" office:value="0.3309831604361534"/>
          <table:table-cell office:value-type="float" office:value="0.22879460589076644"/>
          <table:table-cell office:value-type="float" office:value="0.4667964816093445"/>
          <table:table-cell office:value-type="float" office:value="0.19516983926296233"/>
          <table:table-cell office:value-type="float" office:value="0.2716266423463822"/>
          <table:table-cell office:value-type="float" office:value="0.3751992"/>
          <table:table-cell office:value-type="float" office:value="0.3353308"/>
          <table:table-cell office:value-type="float" office:value="0.3274424"/>
          <table:table-cell office:value-type="float" office:value="0.3813"/>
          <table:table-cell office:value-type="float" office:value="0.91471"/>
          <table:table-cell office:value-type="float" office:value="0.0057892"/>
          <table:table-cell office:value-type="float" office:value="0.20992"/>
          <table:table-cell office:value-type="float" office:value="0.19844"/>
          <table:table-cell office:value-type="float" office:value="0.12341"/>
          <table:table-cell office:value-type="float" office:value="0.1062392"/>
          <table:table-cell office:value-type="float" office:value="0.33784"/>
          <table:table-cell office:value-type="float" office:value="0.0020992"/>
          <table:table-cell office:value-type="float" office:value="0.6969321"/>
          <table:table-cell office:value-type="float" office:value="0.2497066"/>
          <table:table-cell office:value-type="float" office:value="0.0239008"/>
          <table:table-cell office:value-type="float" office:value="0.6969321"/>
          <table:table-cell office:value-type="float" office:value="0.2497066"/>
          <table:table-cell office:value-type="float" office:value="0.0301008"/>
          <table:table-cell office:value-type="float" office:value="0.6969321"/>
          <table:table-cell office:value-type="float" office:value="0.2497066"/>
          <table:table-cell office:value-type="float" office:value="0.0363008"/>
          <table:table-cell office:value-type="float" office:value="0.6969321"/>
          <table:table-cell office:value-type="float" office:value="0.2497066"/>
          <table:table-cell office:value-type="float" office:value="0.0425008"/>
          <table:table-cell office:value-type="float" office:value="0.6969321"/>
          <table:table-cell office:value-type="float" office:value="0.2497066"/>
          <table:table-cell office:value-type="float" office:value="0.0487008"/>
          <table:table-cell office:value-type="float" office:value="0.6969322"/>
          <table:table-cell office:value-type="float" office:value="0.2497065"/>
          <table:table-cell office:value-type="float" office:value="0.0549008"/>
          <table:table-cell office:value-type="float" office:value="0.6918534"/>
          <table:table-cell office:value-type="float" office:value="0.2461505"/>
          <table:table-cell office:value-type="float" office:value="0.0239008"/>
          <table:table-cell office:value-type="float" office:value="0.6918534"/>
          <table:table-cell office:value-type="float" office:value="0.2461504"/>
          <table:table-cell office:value-type="float" office:value="0.0301008"/>
          <table:table-cell office:value-type="float" office:value="0.6918534"/>
          <table:table-cell office:value-type="float" office:value="0.2461504"/>
          <table:table-cell office:value-type="float" office:value="0.0363008"/>
          <table:table-cell office:value-type="float" office:value="0.6918534"/>
          <table:table-cell office:value-type="float" office:value="0.2461504"/>
          <table:table-cell office:value-type="float" office:value="0.0425008"/>
          <table:table-cell office:value-type="float" office:value="0.6918534"/>
          <table:table-cell office:value-type="float" office:value="0.2461504"/>
          <table:table-cell office:value-type="float" office:value="0.0487008"/>
          <table:table-cell office:value-type="float" office:value="0.6918534"/>
          <table:table-cell office:value-type="float" office:value="0.2461504"/>
          <table:table-cell office:value-type="float" office:value="0.0549008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8-21 13:21:34</text:p>
          </table:table-cell>
          <table:table-cell office:value-type="float" office:value="0.0011122"/>
          <table:table-cell office:value-type="float" office:value="0.6946718"/>
          <table:table-cell office:value-type="float" office:value="0.695784"/>
          <table:table-cell office:value-type="float" office:value="0.2490709"/>
          <table:table-cell office:value-type="float" office:value="0.0386134"/>
          <table:table-cell office:value-type="float" office:value="9"/>
          <table:table-cell office:value-type="float" office:value="0.8626400232315063"/>
          <table:table-cell office:value-type="float" office:value="0.09516920149326324"/>
          <table:table-cell office:value-type="float" office:value="0.7674708217382431"/>
          <table:table-cell office:value-type="float" office:value="0.31429616287350653"/>
          <table:table-cell office:value-type="float" office:value="0.2163718080050046"/>
          <table:table-cell office:value-type="float" office:value="0.4475264847278595"/>
          <table:table-cell office:value-type="float" office:value="0.1810658410191536"/>
          <table:table-cell office:value-type="float" office:value="0.2664606437087059"/>
          <table:table-cell office:value-type="float" office:value="0.3403492"/>
          <table:table-cell office:value-type="float" office:value="0.3291808"/>
          <table:table-cell office:value-type="float" office:value="0.3290824"/>
          <table:table-cell office:value-type="float" office:value="0.37638"/>
          <table:table-cell office:value-type="float" office:value="0.86264"/>
          <table:table-cell office:value-type="float" office:value="0.0066092"/>
          <table:table-cell office:value-type="float" office:value="0.18942"/>
          <table:table-cell office:value-type="float" office:value="0.19065"/>
          <table:table-cell office:value-type="float" office:value="0.12259"/>
          <table:table-cell office:value-type="float" office:value="0.0951692"/>
          <table:table-cell office:value-type="float" office:value="0.3075"/>
          <table:table-cell office:value-type="float" office:value="0.0016892"/>
          <table:table-cell office:value-type="float" office:value="0.6970465"/>
          <table:table-cell office:value-type="float" office:value="0.2501303"/>
          <table:table-cell office:value-type="float" office:value="0.0238999"/>
          <table:table-cell office:value-type="float" office:value="0.6970465"/>
          <table:table-cell office:value-type="float" office:value="0.2501303"/>
          <table:table-cell office:value-type="float" office:value="0.0300999"/>
          <table:table-cell office:value-type="float" office:value="0.6970465"/>
          <table:table-cell office:value-type="float" office:value="0.2501303"/>
          <table:table-cell office:value-type="float" office:value="0.0362999"/>
          <table:table-cell office:value-type="float" office:value="0.6970465"/>
          <table:table-cell office:value-type="float" office:value="0.2501303"/>
          <table:table-cell office:value-type="float" office:value="0.0424999"/>
          <table:table-cell office:value-type="float" office:value="0.6970465"/>
          <table:table-cell office:value-type="float" office:value="0.2501303"/>
          <table:table-cell office:value-type="float" office:value="0.0486999"/>
          <table:table-cell office:value-type="float" office:value="0.6970465"/>
          <table:table-cell office:value-type="float" office:value="0.2501303"/>
          <table:table-cell office:value-type="float" office:value="0.0548999"/>
          <table:table-cell office:value-type="float" office:value="0.6922971"/>
          <table:table-cell office:value-type="float" office:value="0.246145"/>
          <table:table-cell office:value-type="float" office:value="0.0238999"/>
          <table:table-cell office:value-type="float" office:value="0.692297"/>
          <table:table-cell office:value-type="float" office:value="0.246145"/>
          <table:table-cell office:value-type="float" office:value="0.0300999"/>
          <table:table-cell office:value-type="float" office:value="0.692297"/>
          <table:table-cell office:value-type="float" office:value="0.246145"/>
          <table:table-cell office:value-type="float" office:value="0.0362999"/>
          <table:table-cell office:value-type="float" office:value="0.692297"/>
          <table:table-cell office:value-type="float" office:value="0.246145"/>
          <table:table-cell office:value-type="float" office:value="0.0424999"/>
          <table:table-cell office:value-type="float" office:value="0.692297"/>
          <table:table-cell office:value-type="float" office:value="0.246145"/>
          <table:table-cell office:value-type="float" office:value="0.0486999"/>
          <table:table-cell office:value-type="float" office:value="0.692297"/>
          <table:table-cell office:value-type="float" office:value="0.246145"/>
          <table:table-cell office:value-type="float" office:value="0.0548999"/>
        </table:table-row>
        <table:table-row>
          <table:table-cell>
            <text:p>z_rot_pl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>
            <text:p>2025-08-21 13:21:47</text:p>
          </table:table-cell>
          <table:table-cell office:value-type="float" office:value="0.000708"/>
          <table:table-cell office:value-type="float" office:value="0.6949261"/>
          <table:table-cell office:value-type="float" office:value="0.6956341"/>
          <table:table-cell office:value-type="float" office:value="0.2490838"/>
          <table:table-cell office:value-type="float" office:value="0.0387031"/>
          <table:table-cell office:value-type="float" office:value="10"/>
          <table:table-cell office:value-type="float" office:value="0.7794100046157837"/>
          <table:table-cell office:value-type="float" office:value="0.10500919818878174"/>
          <table:table-cell office:value-type="float" office:value="0.674400806427002"/>
          <table:table-cell office:value-type="float" office:value="0.3131071589887142"/>
          <table:table-cell office:value-type="float" office:value="0.19017656408776498"/>
          <table:table-cell office:value-type="float" office:value="0.4142344772815704"/>
          <table:table-cell office:value-type="float" office:value="0.211979840695858"/>
          <table:table-cell office:value-type="float" office:value="0.2022546365857124"/>
          <table:table-cell office:value-type="float" office:value="0.3026292"/>
          <table:table-cell office:value-type="float" office:value="0.2898208"/>
          <table:table-cell office:value-type="float" office:value="0.2901324"/>
          <table:table-cell office:value-type="float" office:value="0.40918"/>
          <table:table-cell office:value-type="float" office:value="0.77941"/>
          <table:table-cell office:value-type="float" office:value="0.0066092"/>
          <table:table-cell office:value-type="float" office:value="0.24928"/>
          <table:table-cell office:value-type="float" office:value="0.21074"/>
          <table:table-cell office:value-type="float" office:value="0.12259"/>
          <table:table-cell office:value-type="float" office:value="0.1050092"/>
          <table:table-cell office:value-type="float" office:value="0.37228"/>
          <table:table-cell office:value-type="float" office:value="0.0029192"/>
          <table:table-cell office:value-type="float" office:value="0.6971182"/>
          <table:table-cell office:value-type="float" office:value="0.2505679"/>
          <table:table-cell office:value-type="float" office:value="0.0239009"/>
          <table:table-cell office:value-type="float" office:value="0.6971182"/>
          <table:table-cell office:value-type="float" office:value="0.2505679"/>
          <table:table-cell office:value-type="float" office:value="0.0301009"/>
          <table:table-cell office:value-type="float" office:value="0.6971181"/>
          <table:table-cell office:value-type="float" office:value="0.2505679"/>
          <table:table-cell office:value-type="float" office:value="0.0363009"/>
          <table:table-cell office:value-type="float" office:value="0.6971181"/>
          <table:table-cell office:value-type="float" office:value="0.2505679"/>
          <table:table-cell office:value-type="float" office:value="0.0425009"/>
          <table:table-cell office:value-type="float" office:value="0.697118"/>
          <table:table-cell office:value-type="float" office:value="0.2505679"/>
          <table:table-cell office:value-type="float" office:value="0.0487009"/>
          <table:table-cell office:value-type="float" office:value="0.697118"/>
          <table:table-cell office:value-type="float" office:value="0.2505679"/>
          <table:table-cell office:value-type="float" office:value="0.0549009"/>
          <table:table-cell office:value-type="float" office:value="0.6927342"/>
          <table:table-cell office:value-type="float" office:value="0.2461838"/>
          <table:table-cell office:value-type="float" office:value="0.0239008"/>
          <table:table-cell office:value-type="float" office:value="0.6927341"/>
          <table:table-cell office:value-type="float" office:value="0.2461838"/>
          <table:table-cell office:value-type="float" office:value="0.0301008"/>
          <table:table-cell office:value-type="float" office:value="0.6927341"/>
          <table:table-cell office:value-type="float" office:value="0.2461838"/>
          <table:table-cell office:value-type="float" office:value="0.0363008"/>
          <table:table-cell office:value-type="float" office:value="0.692734"/>
          <table:table-cell office:value-type="float" office:value="0.2461838"/>
          <table:table-cell office:value-type="float" office:value="0.0425008"/>
          <table:table-cell office:value-type="float" office:value="0.692734"/>
          <table:table-cell office:value-type="float" office:value="0.2461838"/>
          <table:table-cell office:value-type="float" office:value="0.0487008"/>
          <table:table-cell office:value-type="float" office:value="0.6927339"/>
          <table:table-cell office:value-type="float" office:value="0.2461838"/>
          <table:table-cell office:value-type="float" office:value="0.0549008"/>
        </table:table-row>
        <table:table-row>
          <table:table-cell>
            <text:p>z_rot_pl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>
            <text:p>2025-08-21 13:22:00</text:p>
          </table:table-cell>
          <table:table-cell office:value-type="float" office:value="0.0002709"/>
          <table:table-cell office:value-type="float" office:value="0.6951582"/>
          <table:table-cell office:value-type="float" office:value="0.6954291"/>
          <table:table-cell office:value-type="float" office:value="0.2489525"/>
          <table:table-cell office:value-type="float" office:value="0.0378668"/>
          <table:table-cell office:value-type="float" office:value="10"/>
          <table:table-cell office:value-type="float" office:value="0.7162700295448303"/>
          <table:table-cell office:value-type="float" office:value="0.2295999974012375"/>
          <table:table-cell office:value-type="float" office:value="0.48667003214359283"/>
          <table:table-cell office:value-type="float" office:value="0.4518511578440666"/>
          <table:table-cell office:value-type="float" office:value="0.148758134699535"/>
          <table:table-cell office:value-type="float" office:value="0.5132904708385467"/>
          <table:table-cell office:value-type="float" office:value="0.39041184484958646"/>
          <table:table-cell office:value-type="float" office:value="0.12287862598896027"/>
          <table:table-cell office:value-type="float" office:value="0.4190692"/>
          <table:table-cell office:value-type="float" office:value="0.5272108"/>
          <table:table-cell office:value-type="float" office:value="0.5504824"/>
          <table:table-cell office:value-type="float" office:value="0.5658"/>
          <table:table-cell office:value-type="float" office:value="0.50389"/>
          <table:table-cell office:value-type="float" office:value="0.0086592"/>
          <table:table-cell office:value-type="float" office:value="0.29725"/>
          <table:table-cell office:value-type="float" office:value="0.30545"/>
          <table:table-cell office:value-type="float" office:value="0.2296"/>
          <table:table-cell office:value-type="float" office:value="0.4034892"/>
          <table:table-cell office:value-type="float" office:value="0.71627"/>
          <table:table-cell office:value-type="float" office:value="0.0053792"/>
          <table:table-cell office:value-type="float" office:value="0.6971508"/>
          <table:table-cell office:value-type="float" office:value="0.2510043"/>
          <table:table-cell office:value-type="float" office:value="0.0238966"/>
          <table:table-cell office:value-type="float" office:value="0.6971508"/>
          <table:table-cell office:value-type="float" office:value="0.2510043"/>
          <table:table-cell office:value-type="float" office:value="0.0300966"/>
          <table:table-cell office:value-type="float" office:value="0.6971508"/>
          <table:table-cell office:value-type="float" office:value="0.2510043"/>
          <table:table-cell office:value-type="float" office:value="0.0362966"/>
          <table:table-cell office:value-type="float" office:value="0.6971508"/>
          <table:table-cell office:value-type="float" office:value="0.2510044"/>
          <table:table-cell office:value-type="float" office:value="0.0424966"/>
          <table:table-cell office:value-type="float" office:value="0.6971508"/>
          <table:table-cell office:value-type="float" office:value="0.2510044"/>
          <table:table-cell office:value-type="float" office:value="0.0486966"/>
          <table:table-cell office:value-type="float" office:value="0.6971508"/>
          <table:table-cell office:value-type="float" office:value="0.2510044"/>
          <table:table-cell office:value-type="float" office:value="0.0548966"/>
          <table:table-cell office:value-type="float" office:value="0.6931655"/>
          <table:table-cell office:value-type="float" office:value="0.2462548"/>
          <table:table-cell office:value-type="float" office:value="0.0238966"/>
          <table:table-cell office:value-type="float" office:value="0.6931655"/>
          <table:table-cell office:value-type="float" office:value="0.2462548"/>
          <table:table-cell office:value-type="float" office:value="0.0300966"/>
          <table:table-cell office:value-type="float" office:value="0.6931655"/>
          <table:table-cell office:value-type="float" office:value="0.2462549"/>
          <table:table-cell office:value-type="float" office:value="0.0362966"/>
          <table:table-cell office:value-type="float" office:value="0.6931655"/>
          <table:table-cell office:value-type="float" office:value="0.2462549"/>
          <table:table-cell office:value-type="float" office:value="0.0424966"/>
          <table:table-cell office:value-type="float" office:value="0.6931655"/>
          <table:table-cell office:value-type="float" office:value="0.2462549"/>
          <table:table-cell office:value-type="float" office:value="0.0486966"/>
          <table:table-cell office:value-type="float" office:value="0.6931655"/>
          <table:table-cell office:value-type="float" office:value="0.246255"/>
          <table:table-cell office:value-type="float" office:value="0.0548966"/>
        </table:table-row>
        <table:table-row>
          <table:table-cell>
            <text:p>z_rot_pl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>
            <text:p>2025-08-21 13:22:13</text:p>
          </table:table-cell>
          <table:table-cell office:value-type="float" office:value="0.0002267"/>
          <table:table-cell office:value-type="float" office:value="0.6953676"/>
          <table:table-cell office:value-type="float" office:value="0.6955942"/>
          <table:table-cell office:value-type="float" office:value="0.2492365"/>
          <table:table-cell office:value-type="float" office:value="0.0386591"/>
          <table:table-cell office:value-type="float" office:value="10"/>
          <table:table-cell office:value-type="float" office:value="0.8298400044441223"/>
          <table:table-cell office:value-type="float" office:value="0.27101001143455505"/>
          <table:table-cell office:value-type="float" office:value="0.5588299930095673"/>
          <table:table-cell office:value-type="float" office:value="0.49641816020011903"/>
          <table:table-cell office:value-type="float" office:value="0.17795281241901004"/>
          <table:table-cell office:value-type="float" office:value="0.559702479839325"/>
          <table:table-cell office:value-type="float" office:value="0.4331338405609131"/>
          <table:table-cell office:value-type="float" office:value="0.1265686392784119"/>
          <table:table-cell office:value-type="float" office:value="0.3829892"/>
          <table:table-cell office:value-type="float" office:value="0.4812908"/>
          <table:table-cell office:value-type="float" office:value="0.5160424"/>
          <table:table-cell office:value-type="float" office:value="0.58835"/>
          <table:table-cell office:value-type="float" office:value="0.82984"/>
          <table:table-cell office:value-type="float" office:value="0.0082492"/>
          <table:table-cell office:value-type="float" office:value="0.34399"/>
          <table:table-cell office:value-type="float" office:value="0.35588"/>
          <table:table-cell office:value-type="float" office:value="0.27101"/>
          <table:table-cell office:value-type="float" office:value="0.4600692"/>
          <table:table-cell office:value-type="float" office:value="0.73472"/>
          <table:table-cell office:value-type="float" office:value="0.0045592"/>
          <table:table-cell office:value-type="float" office:value="0.6971456"/>
          <table:table-cell office:value-type="float" office:value="0.2514521"/>
          <table:table-cell office:value-type="float" office:value="0.023903"/>
          <table:table-cell office:value-type="float" office:value="0.6971456"/>
          <table:table-cell office:value-type="float" office:value="0.2514521"/>
          <table:table-cell office:value-type="float" office:value="0.030103"/>
          <table:table-cell office:value-type="float" office:value="0.6971456"/>
          <table:table-cell office:value-type="float" office:value="0.2514522"/>
          <table:table-cell office:value-type="float" office:value="0.036303"/>
          <table:table-cell office:value-type="float" office:value="0.6971457"/>
          <table:table-cell office:value-type="float" office:value="0.2514522"/>
          <table:table-cell office:value-type="float" office:value="0.042503"/>
          <table:table-cell office:value-type="float" office:value="0.6971457"/>
          <table:table-cell office:value-type="float" office:value="0.2514522"/>
          <table:table-cell office:value-type="float" office:value="0.048703"/>
          <table:table-cell office:value-type="float" office:value="0.6971457"/>
          <table:table-cell office:value-type="float" office:value="0.2514522"/>
          <table:table-cell office:value-type="float" office:value="0.054903"/>
          <table:table-cell office:value-type="float" office:value="0.6935894"/>
          <table:table-cell office:value-type="float" office:value="0.2463734"/>
          <table:table-cell office:value-type="float" office:value="0.023903"/>
          <table:table-cell office:value-type="float" office:value="0.6935895"/>
          <table:table-cell office:value-type="float" office:value="0.2463734"/>
          <table:table-cell office:value-type="float" office:value="0.030103"/>
          <table:table-cell office:value-type="float" office:value="0.6935895"/>
          <table:table-cell office:value-type="float" office:value="0.2463734"/>
          <table:table-cell office:value-type="float" office:value="0.036303"/>
          <table:table-cell office:value-type="float" office:value="0.6935895"/>
          <table:table-cell office:value-type="float" office:value="0.2463734"/>
          <table:table-cell office:value-type="float" office:value="0.042503"/>
          <table:table-cell office:value-type="float" office:value="0.6935895"/>
          <table:table-cell office:value-type="float" office:value="0.2463734"/>
          <table:table-cell office:value-type="float" office:value="0.048703"/>
          <table:table-cell office:value-type="float" office:value="0.6935895"/>
          <table:table-cell office:value-type="float" office:value="0.2463734"/>
          <table:table-cell office:value-type="float" office:value="0.054903"/>
        </table:table-row>
        <table:table-row>
          <table:table-cell>
            <text:p>z_rot_pl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>
            <text:p>2025-08-21 13:22:25</text:p>
          </table:table-cell>
          <table:table-cell office:value-type="float" office:value="0.0001119"/>
          <table:table-cell office:value-type="float" office:value="0.6955543"/>
          <table:table-cell office:value-type="float" office:value="0.6956662"/>
          <table:table-cell office:value-type="float" office:value="0.2494037"/>
          <table:table-cell office:value-type="float" office:value="0.0390762"/>
          <table:table-cell office:value-type="float" office:value="10"/>
          <table:table-cell office:value-type="float" office:value="1.0003999471664429"/>
          <table:table-cell office:value-type="float" office:value="0.3161099851131439"/>
          <table:table-cell office:value-type="float" office:value="0.684289962053299"/>
          <table:table-cell office:value-type="float" office:value="0.5251591563224792"/>
          <table:table-cell office:value-type="float" office:value="0.21387189044569835"/>
          <table:table-cell office:value-type="float" office:value="0.5630644738674164"/>
          <table:table-cell office:value-type="float" office:value="0.48725383877754214"/>
          <table:table-cell office:value-type="float" office:value="0.07581063508987429"/>
          <table:table-cell office:value-type="float" office:value="0.3497792"/>
          <table:table-cell office:value-type="float" office:value="0.4275808"/>
          <table:table-cell office:value-type="float" office:value="0.4680724"/>
          <table:table-cell office:value-type="float" office:value="0.56949"/>
          <table:table-cell office:value-type="float" office:value="1.0003999"/>
          <table:table-cell office:value-type="float" office:value="0.0082492"/>
          <table:table-cell office:value-type="float" office:value="0.39278"/>
          <table:table-cell office:value-type="float" office:value="0.40836"/>
          <table:table-cell office:value-type="float" office:value="0.31611"/>
          <table:table-cell office:value-type="float" office:value="0.5383792"/>
          <table:table-cell office:value-type="float" office:value="0.78064"/>
          <table:table-cell office:value-type="float" office:value="0.0061992"/>
          <table:table-cell office:value-type="float" office:value="0.6971044"/>
          <table:table-cell office:value-type="float" office:value="0.2518946"/>
          <table:table-cell office:value-type="float" office:value="0.0239031"/>
          <table:table-cell office:value-type="float" office:value="0.6971044"/>
          <table:table-cell office:value-type="float" office:value="0.2518946"/>
          <table:table-cell office:value-type="float" office:value="0.0301031"/>
          <table:table-cell office:value-type="float" office:value="0.6971043"/>
          <table:table-cell office:value-type="float" office:value="0.2518946"/>
          <table:table-cell office:value-type="float" office:value="0.0363031"/>
          <table:table-cell office:value-type="float" office:value="0.6971043"/>
          <table:table-cell office:value-type="float" office:value="0.2518947"/>
          <table:table-cell office:value-type="float" office:value="0.0425031"/>
          <table:table-cell office:value-type="float" office:value="0.6971043"/>
          <table:table-cell office:value-type="float" office:value="0.2518947"/>
          <table:table-cell office:value-type="float" office:value="0.0487031"/>
          <table:table-cell office:value-type="float" office:value="0.6971043"/>
          <table:table-cell office:value-type="float" office:value="0.2518947"/>
          <table:table-cell office:value-type="float" office:value="0.0549031"/>
          <table:table-cell office:value-type="float" office:value="0.6940044"/>
          <table:table-cell office:value-type="float" office:value="0.2465252"/>
          <table:table-cell office:value-type="float" office:value="0.0239032"/>
          <table:table-cell office:value-type="float" office:value="0.6940044"/>
          <table:table-cell office:value-type="float" office:value="0.2465252"/>
          <table:table-cell office:value-type="float" office:value="0.0301032"/>
          <table:table-cell office:value-type="float" office:value="0.6940043"/>
          <table:table-cell office:value-type="float" office:value="0.2465253"/>
          <table:table-cell office:value-type="float" office:value="0.0363032"/>
          <table:table-cell office:value-type="float" office:value="0.6940043"/>
          <table:table-cell office:value-type="float" office:value="0.2465253"/>
          <table:table-cell office:value-type="float" office:value="0.0425032"/>
          <table:table-cell office:value-type="float" office:value="0.6940043"/>
          <table:table-cell office:value-type="float" office:value="0.2465253"/>
          <table:table-cell office:value-type="float" office:value="0.0487032"/>
          <table:table-cell office:value-type="float" office:value="0.6940043"/>
          <table:table-cell office:value-type="float" office:value="0.2465254"/>
          <table:table-cell office:value-type="float" office:value="0.0549032"/>
        </table:table-row>
        <table:table-row>
          <table:table-cell>
            <text:p>z_rot_pl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>
            <text:p>2025-08-21 13:22:38</text:p>
          </table:table-cell>
          <table:table-cell office:value-type="float" office:value="4e-07"/>
          <table:table-cell office:value-type="float" office:value="0.6957217"/>
          <table:table-cell office:value-type="float" office:value="0.6957221"/>
          <table:table-cell office:value-type="float" office:value="0.2495173"/>
          <table:table-cell office:value-type="float" office:value="0.0393124"/>
          <table:table-cell office:value-type="float" office:value="10"/>
          <table:table-cell office:value-type="float" office:value="1.1242200136184692"/>
          <table:table-cell office:value-type="float" office:value="0.3083691895008087"/>
          <table:table-cell office:value-type="float" office:value="0.8158508241176605"/>
          <table:table-cell office:value-type="float" office:value="0.5481191635131836"/>
          <table:table-cell office:value-type="float" office:value="0.2499404736030399"/>
          <table:table-cell office:value-type="float" office:value="0.5483044862747193"/>
          <table:table-cell office:value-type="float" office:value="0.547933840751648"/>
          <table:table-cell office:value-type="float" office:value="0.00037064552307131127"/>
          <table:table-cell office:value-type="float" office:value="0.3083692"/>
          <table:table-cell office:value-type="float" office:value="0.3689508"/>
          <table:table-cell office:value-type="float" office:value="0.4098524"/>
          <table:table-cell office:value-type="float" office:value="0.53013"/>
          <table:table-cell office:value-type="float" office:value="1.12422"/>
          <table:table-cell office:value-type="float" office:value="0.0082492"/>
          <table:table-cell office:value-type="float" office:value="0.45346"/>
          <table:table-cell office:value-type="float" office:value="0.47601"/>
          <table:table-cell office:value-type="float" office:value="0.37351"/>
          <table:table-cell office:value-type="float" office:value="0.6216092"/>
          <table:table-cell office:value-type="float" office:value="0.81508"/>
          <table:table-cell office:value-type="float" office:value="0.0061992"/>
          <table:table-cell office:value-type="float" office:value="0.6970318"/>
          <table:table-cell office:value-type="float" office:value="0.2523259"/>
          <table:table-cell office:value-type="float" office:value="0.0239016"/>
          <table:table-cell office:value-type="float" office:value="0.6970318"/>
          <table:table-cell office:value-type="float" office:value="0.2523259"/>
          <table:table-cell office:value-type="float" office:value="0.0301016"/>
          <table:table-cell office:value-type="float" office:value="0.6970318"/>
          <table:table-cell office:value-type="float" office:value="0.2523259"/>
          <table:table-cell office:value-type="float" office:value="0.0363016"/>
          <table:table-cell office:value-type="float" office:value="0.6970317"/>
          <table:table-cell office:value-type="float" office:value="0.2523259"/>
          <table:table-cell office:value-type="float" office:value="0.0425016"/>
          <table:table-cell office:value-type="float" office:value="0.6970317"/>
          <table:table-cell office:value-type="float" office:value="0.2523259"/>
          <table:table-cell office:value-type="float" office:value="0.0487016"/>
          <table:table-cell office:value-type="float" office:value="0.6970317"/>
          <table:table-cell office:value-type="float" office:value="0.252326"/>
          <table:table-cell office:value-type="float" office:value="0.0549016"/>
          <table:table-cell office:value-type="float" office:value="0.6944116"/>
          <table:table-cell office:value-type="float" office:value="0.2467067"/>
          <table:table-cell office:value-type="float" office:value="0.0239017"/>
          <table:table-cell office:value-type="float" office:value="0.6944116"/>
          <table:table-cell office:value-type="float" office:value="0.2467068"/>
          <table:table-cell office:value-type="float" office:value="0.0301017"/>
          <table:table-cell office:value-type="float" office:value="0.6944116"/>
          <table:table-cell office:value-type="float" office:value="0.2467068"/>
          <table:table-cell office:value-type="float" office:value="0.0363017"/>
          <table:table-cell office:value-type="float" office:value="0.6944115"/>
          <table:table-cell office:value-type="float" office:value="0.2467068"/>
          <table:table-cell office:value-type="float" office:value="0.0425017"/>
          <table:table-cell office:value-type="float" office:value="0.6944115"/>
          <table:table-cell office:value-type="float" office:value="0.2467068"/>
          <table:table-cell office:value-type="float" office:value="0.0487017"/>
          <table:table-cell office:value-type="float" office:value="0.6944115"/>
          <table:table-cell office:value-type="float" office:value="0.2467068"/>
          <table:table-cell office:value-type="float" office:value="0.0549017"/>
        </table:table-row>
        <table:table-row>
          <table:table-cell>
            <text:p>z_rot_pl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0"/>
          <table:table-cell>
            <text:p>2025-08-21 13:22:51</text:p>
          </table:table-cell>
          <table:table-cell office:value-type="float" office:value="-8.86e-05"/>
          <table:table-cell office:value-type="float" office:value="0.6958579"/>
          <table:table-cell office:value-type="float" office:value="0.6957693"/>
          <table:table-cell office:value-type="float" office:value="0.2495919"/>
          <table:table-cell office:value-type="float" office:value="0.0395383"/>
          <table:table-cell office:value-type="float" office:value="10"/>
          <table:table-cell office:value-type="float" office:value="1.2599300146102905"/>
          <table:table-cell office:value-type="float" office:value="0.2608092129230499"/>
          <table:table-cell office:value-type="float" office:value="0.9991208016872406"/>
          <table:table-cell office:value-type="float" office:value="0.579320165514946"/>
          <table:table-cell office:value-type="float" office:value="0.3036840166291491"/>
          <table:table-cell office:value-type="float" office:value="0.5309204876422882"/>
          <table:table-cell office:value-type="float" office:value="0.6277198433876038"/>
          <table:table-cell office:value-type="float" office:value="0.09679935574531562"/>
          <table:table-cell office:value-type="float" office:value="0.2608092"/>
          <table:table-cell office:value-type="float" office:value="0.3078608"/>
          <table:table-cell office:value-type="float" office:value="0.3467124"/>
          <table:table-cell office:value-type="float" office:value="0.47929"/>
          <table:table-cell office:value-type="float" office:value="1.25993"/>
          <table:table-cell office:value-type="float" office:value="0.0082492"/>
          <table:table-cell office:value-type="float" office:value="0.51373"/>
          <table:table-cell office:value-type="float" office:value="0.55637"/>
          <table:table-cell office:value-type="float" office:value="0.45018"/>
          <table:table-cell office:value-type="float" office:value="0.7954492"/>
          <table:table-cell office:value-type="float" office:value="0.82287"/>
          <table:table-cell office:value-type="float" office:value="0.0057892"/>
          <table:table-cell office:value-type="float" office:value="0.6969182"/>
          <table:table-cell office:value-type="float" office:value="0.2527484"/>
          <table:table-cell office:value-type="float" office:value="0.0238987"/>
          <table:table-cell office:value-type="float" office:value="0.6969182"/>
          <table:table-cell office:value-type="float" office:value="0.2527484"/>
          <table:table-cell office:value-type="float" office:value="0.0300987"/>
          <table:table-cell office:value-type="float" office:value="0.6969182"/>
          <table:table-cell office:value-type="float" office:value="0.2527483"/>
          <table:table-cell office:value-type="float" office:value="0.0362987"/>
          <table:table-cell office:value-type="float" office:value="0.6969182"/>
          <table:table-cell office:value-type="float" office:value="0.2527483"/>
          <table:table-cell office:value-type="float" office:value="0.0424987"/>
          <table:table-cell office:value-type="float" office:value="0.6969182"/>
          <table:table-cell office:value-type="float" office:value="0.2527483"/>
          <table:table-cell office:value-type="float" office:value="0.0486987"/>
          <table:table-cell office:value-type="float" office:value="0.6969181"/>
          <table:table-cell office:value-type="float" office:value="0.2527483"/>
          <table:table-cell office:value-type="float" office:value="0.0548987"/>
          <table:table-cell office:value-type="float" office:value="0.6947977"/>
          <table:table-cell office:value-type="float" office:value="0.2469223"/>
          <table:table-cell office:value-type="float" office:value="0.0238987"/>
          <table:table-cell office:value-type="float" office:value="0.6947977"/>
          <table:table-cell office:value-type="float" office:value="0.2469223"/>
          <table:table-cell office:value-type="float" office:value="0.0300987"/>
          <table:table-cell office:value-type="float" office:value="0.6947977"/>
          <table:table-cell office:value-type="float" office:value="0.2469222"/>
          <table:table-cell office:value-type="float" office:value="0.0362987"/>
          <table:table-cell office:value-type="float" office:value="0.6947976"/>
          <table:table-cell office:value-type="float" office:value="0.2469222"/>
          <table:table-cell office:value-type="float" office:value="0.0424987"/>
          <table:table-cell office:value-type="float" office:value="0.6947976"/>
          <table:table-cell office:value-type="float" office:value="0.2469222"/>
          <table:table-cell office:value-type="float" office:value="0.0486987"/>
          <table:table-cell office:value-type="float" office:value="0.6947976"/>
          <table:table-cell office:value-type="float" office:value="0.2469222"/>
          <table:table-cell office:value-type="float" office:value="0.0548987"/>
        </table:table-row>
        <table:table-row>
          <table:table-cell>
            <text:p>z_rot_pl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>
            <text:p>2025-08-21 13:23:03</text:p>
          </table:table-cell>
          <table:table-cell office:value-type="float" office:value="-8.6e-05"/>
          <table:table-cell office:value-type="float" office:value="0.6959611"/>
          <table:table-cell office:value-type="float" office:value="0.6958751"/>
          <table:table-cell office:value-type="float" office:value="0.249849"/>
          <table:table-cell office:value-type="float" office:value="0.0399025"/>
          <table:table-cell office:value-type="float" office:value="10"/>
          <table:table-cell office:value-type="float" office:value="1.504699945449829"/>
          <table:table-cell office:value-type="float" office:value="0.214069202542305"/>
          <table:table-cell office:value-type="float" office:value="1.290630742907524"/>
          <table:table-cell office:value-type="float" office:value="0.6065851494669914"/>
          <table:table-cell office:value-type="float" office:value="0.4023370342957669"/>
          <table:table-cell office:value-type="float" office:value="0.5415804713964463"/>
          <table:table-cell office:value-type="float" office:value="0.6715898275375366"/>
          <table:table-cell office:value-type="float" office:value="0.13000935614109033"/>
          <table:table-cell office:value-type="float" office:value="0.2140692"/>
          <table:table-cell office:value-type="float" office:value="0.2557908"/>
          <table:table-cell office:value-type="float" office:value="0.3007924"/>
          <table:table-cell office:value-type="float" office:value="0.43255"/>
          <table:table-cell office:value-type="float" office:value="1.5046999"/>
          <table:table-cell office:value-type="float" office:value="0.0074292"/>
          <table:table-cell office:value-type="float" office:value="0.52029"/>
          <table:table-cell office:value-type="float" office:value="0.58671"/>
          <table:table-cell office:value-type="float" office:value="0.51168"/>
          <table:table-cell office:value-type="float" office:value="1.0865492"/>
          <table:table-cell office:value-type="float" office:value="0.65272"/>
          <table:table-cell office:value-type="float" office:value="0.0049692"/>
          <table:table-cell office:value-type="float" office:value="0.6967634"/>
          <table:table-cell office:value-type="float" office:value="0.2531642"/>
          <table:table-cell office:value-type="float" office:value="0.0239019"/>
          <table:table-cell office:value-type="float" office:value="0.6967634"/>
          <table:table-cell office:value-type="float" office:value="0.2531642"/>
          <table:table-cell office:value-type="float" office:value="0.0301019"/>
          <table:table-cell office:value-type="float" office:value="0.6967634"/>
          <table:table-cell office:value-type="float" office:value="0.2531642"/>
          <table:table-cell office:value-type="float" office:value="0.0363019"/>
          <table:table-cell office:value-type="float" office:value="0.6967634"/>
          <table:table-cell office:value-type="float" office:value="0.2531643"/>
          <table:table-cell office:value-type="float" office:value="0.0425019"/>
          <table:table-cell office:value-type="float" office:value="0.6967634"/>
          <table:table-cell office:value-type="float" office:value="0.2531643"/>
          <table:table-cell office:value-type="float" office:value="0.0487019"/>
          <table:table-cell office:value-type="float" office:value="0.6967634"/>
          <table:table-cell office:value-type="float" office:value="0.2531643"/>
          <table:table-cell office:value-type="float" office:value="0.0549019"/>
          <table:table-cell office:value-type="float" office:value="0.6951588"/>
          <table:table-cell office:value-type="float" office:value="0.2471755"/>
          <table:table-cell office:value-type="float" office:value="0.0239019"/>
          <table:table-cell office:value-type="float" office:value="0.6951588"/>
          <table:table-cell office:value-type="float" office:value="0.2471755"/>
          <table:table-cell office:value-type="float" office:value="0.0301019"/>
          <table:table-cell office:value-type="float" office:value="0.6951588"/>
          <table:table-cell office:value-type="float" office:value="0.2471755"/>
          <table:table-cell office:value-type="float" office:value="0.0363019"/>
          <table:table-cell office:value-type="float" office:value="0.6951588"/>
          <table:table-cell office:value-type="float" office:value="0.2471755"/>
          <table:table-cell office:value-type="float" office:value="0.0425019"/>
          <table:table-cell office:value-type="float" office:value="0.6951588"/>
          <table:table-cell office:value-type="float" office:value="0.2471755"/>
          <table:table-cell office:value-type="float" office:value="0.0487019"/>
          <table:table-cell office:value-type="float" office:value="0.6951587"/>
          <table:table-cell office:value-type="float" office:value="0.2471755"/>
          <table:table-cell office:value-type="float" office:value="0.0549019"/>
        </table:table-row>
        <table:table-row>
          <table:table-cell>
            <text:p>z_rot_pl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>
            <text:p>2025-08-21 13:23:16</text:p>
          </table:table-cell>
          <table:table-cell office:value-type="float" office:value="-9.48e-05"/>
          <table:table-cell office:value-type="float" office:value="0.6960371"/>
          <table:table-cell office:value-type="float" office:value="0.6959423"/>
          <table:table-cell office:value-type="float" office:value="0.2499713"/>
          <table:table-cell office:value-type="float" office:value="0.0417834"/>
          <table:table-cell office:value-type="float" office:value="10"/>
          <table:table-cell office:value-type="float" office:value="1.8450000286102295"/>
          <table:table-cell office:value-type="float" office:value="0.20340919494628906"/>
          <table:table-cell office:value-type="float" office:value="1.6415908336639404"/>
          <table:table-cell office:value-type="float" office:value="0.7372111663222313"/>
          <table:table-cell office:value-type="float" office:value="0.6013279674338727"/>
          <table:table-cell office:value-type="float" office:value="0.6074264854192734"/>
          <table:table-cell office:value-type="float" office:value="0.8669958472251892"/>
          <table:table-cell office:value-type="float" office:value="0.25956936180591583"/>
          <table:table-cell office:value-type="float" office:value="0.2034092"/>
          <table:table-cell office:value-type="float" office:value="0.2484108"/>
          <table:table-cell office:value-type="float" office:value="0.2913624"/>
          <table:table-cell office:value-type="float" office:value="0.44895"/>
          <table:table-cell office:value-type="float" office:value="1.845"/>
          <table:table-cell office:value-type="float" office:value="0.0057892"/>
          <table:table-cell office:value-type="float" office:value="0.46207"/>
          <table:table-cell office:value-type="float" office:value="0.51537"/>
          <table:table-cell office:value-type="float" office:value="0.48872"/>
          <table:table-cell office:value-type="float" office:value="1.2575192"/>
          <table:table-cell office:value-type="float" office:value="1.6113"/>
          <table:table-cell office:value-type="float" office:value="0.0029192"/>
          <table:table-cell office:value-type="float" office:value="0.6965755"/>
          <table:table-cell office:value-type="float" office:value="0.2535617"/>
          <table:table-cell office:value-type="float" office:value="0.0238964"/>
          <table:table-cell office:value-type="float" office:value="0.6965754"/>
          <table:table-cell office:value-type="float" office:value="0.2535617"/>
          <table:table-cell office:value-type="float" office:value="0.0300964"/>
          <table:table-cell office:value-type="float" office:value="0.6965754"/>
          <table:table-cell office:value-type="float" office:value="0.2535617"/>
          <table:table-cell office:value-type="float" office:value="0.0362964"/>
          <table:table-cell office:value-type="float" office:value="0.6965753"/>
          <table:table-cell office:value-type="float" office:value="0.2535617"/>
          <table:table-cell office:value-type="float" office:value="0.0424964"/>
          <table:table-cell office:value-type="float" office:value="0.6965753"/>
          <table:table-cell office:value-type="float" office:value="0.2535617"/>
          <table:table-cell office:value-type="float" office:value="0.0486964"/>
          <table:table-cell office:value-type="float" office:value="0.6965752"/>
          <table:table-cell office:value-type="float" office:value="0.2535616"/>
          <table:table-cell office:value-type="float" office:value="0.0548964"/>
          <table:table-cell office:value-type="float" office:value="0.6954989"/>
          <table:table-cell office:value-type="float" office:value="0.2474559"/>
          <table:table-cell office:value-type="float" office:value="0.0238964"/>
          <table:table-cell office:value-type="float" office:value="0.6954988"/>
          <table:table-cell office:value-type="float" office:value="0.2474559"/>
          <table:table-cell office:value-type="float" office:value="0.0300964"/>
          <table:table-cell office:value-type="float" office:value="0.6954988"/>
          <table:table-cell office:value-type="float" office:value="0.2474559"/>
          <table:table-cell office:value-type="float" office:value="0.0362964"/>
          <table:table-cell office:value-type="float" office:value="0.6954987"/>
          <table:table-cell office:value-type="float" office:value="0.2474559"/>
          <table:table-cell office:value-type="float" office:value="0.0424964"/>
          <table:table-cell office:value-type="float" office:value="0.6954987"/>
          <table:table-cell office:value-type="float" office:value="0.2474558"/>
          <table:table-cell office:value-type="float" office:value="0.0486964"/>
          <table:table-cell office:value-type="float" office:value="0.6954986"/>
          <table:table-cell office:value-type="float" office:value="0.2474558"/>
          <table:table-cell office:value-type="float" office:value="0.0548964"/>
        </table:table-row>
        <table:table-row>
          <table:table-cell>
            <text:p>z_rot_pl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>
            <text:p>2025-08-21 13:23:29</text:p>
          </table:table-cell>
          <table:table-cell office:value-type="float" office:value="-7.27e-05"/>
          <table:table-cell office:value-type="float" office:value="0.696079"/>
          <table:table-cell office:value-type="float" office:value="0.6960063"/>
          <table:table-cell office:value-type="float" office:value="0.2500356"/>
          <table:table-cell office:value-type="float" office:value="0.0437165"/>
          <table:table-cell office:value-type="float" office:value="10"/>
          <table:table-cell office:value-type="float" office:value="3.6424400806427"/>
          <table:table-cell office:value-type="float" office:value="0.20463919639587402"/>
          <table:table-cell office:value-type="float" office:value="3.437800884246826"/>
          <table:table-cell office:value-type="float" office:value="0.963941165804863"/>
          <table:table-cell office:value-type="float" office:value="1.1227734034430275"/>
          <table:table-cell office:value-type="float" office:value="0.7046784698963166"/>
          <table:table-cell office:value-type="float" office:value="1.2232038617134093"/>
          <table:table-cell office:value-type="float" office:value="0.5185253918170928"/>
          <table:table-cell office:value-type="float" office:value="0.2046392"/>
          <table:table-cell office:value-type="float" office:value="0.2652208"/>
          <table:table-cell office:value-type="float" office:value="0.3151424"/>
          <table:table-cell office:value-type="float" office:value="0.52808"/>
          <table:table-cell office:value-type="float" office:value="2.21031"/>
          <table:table-cell office:value-type="float" office:value="0.0049692"/>
          <table:table-cell office:value-type="float" office:value="0.39442"/>
          <table:table-cell office:value-type="float" office:value="0.43829"/>
          <table:table-cell office:value-type="float" office:value="0.43296"/>
          <table:table-cell office:value-type="float" office:value="1.2079092"/>
          <table:table-cell office:value-type="float" office:value="3.6424401"/>
          <table:table-cell office:value-type="float" office:value="0.0012792"/>
          <table:table-cell office:value-type="float" office:value="0.6963492"/>
          <table:table-cell office:value-type="float" office:value="0.2539544"/>
          <table:table-cell office:value-type="float" office:value="0.0238941"/>
          <table:table-cell office:value-type="float" office:value="0.6963492"/>
          <table:table-cell office:value-type="float" office:value="0.2539544"/>
          <table:table-cell office:value-type="float" office:value="0.0300941"/>
          <table:table-cell office:value-type="float" office:value="0.6963492"/>
          <table:table-cell office:value-type="float" office:value="0.2539544"/>
          <table:table-cell office:value-type="float" office:value="0.0362941"/>
          <table:table-cell office:value-type="float" office:value="0.6963492"/>
          <table:table-cell office:value-type="float" office:value="0.2539544"/>
          <table:table-cell office:value-type="float" office:value="0.0424941"/>
          <table:table-cell office:value-type="float" office:value="0.6963492"/>
          <table:table-cell office:value-type="float" office:value="0.2539544"/>
          <table:table-cell office:value-type="float" office:value="0.0486941"/>
          <table:table-cell office:value-type="float" office:value="0.6963492"/>
          <table:table-cell office:value-type="float" office:value="0.2539544"/>
          <table:table-cell office:value-type="float" office:value="0.0548941"/>
          <table:table-cell office:value-type="float" office:value="0.6958088"/>
          <table:table-cell office:value-type="float" office:value="0.247778"/>
          <table:table-cell office:value-type="float" office:value="0.0238942"/>
          <table:table-cell office:value-type="float" office:value="0.6958088"/>
          <table:table-cell office:value-type="float" office:value="0.247778"/>
          <table:table-cell office:value-type="float" office:value="0.0300942"/>
          <table:table-cell office:value-type="float" office:value="0.6958088"/>
          <table:table-cell office:value-type="float" office:value="0.247778"/>
          <table:table-cell office:value-type="float" office:value="0.0362942"/>
          <table:table-cell office:value-type="float" office:value="0.6958088"/>
          <table:table-cell office:value-type="float" office:value="0.247778"/>
          <table:table-cell office:value-type="float" office:value="0.0424942"/>
          <table:table-cell office:value-type="float" office:value="0.6958088"/>
          <table:table-cell office:value-type="float" office:value="0.247778"/>
          <table:table-cell office:value-type="float" office:value="0.0486942"/>
          <table:table-cell office:value-type="float" office:value="0.6958088"/>
          <table:table-cell office:value-type="float" office:value="0.247778"/>
          <table:table-cell office:value-type="float" office:value="0.0548942"/>
        </table:table-row>
        <table:table-row>
          <table:table-cell>
            <text:p>z_rot_pl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0"/>
          <table:table-cell>
            <text:p>2025-08-21 13:23:41</text:p>
          </table:table-cell>
          <table:table-cell office:value-type="float" office:value="1e-07"/>
          <table:table-cell office:value-type="float" office:value="0.6960973"/>
          <table:table-cell office:value-type="float" office:value="0.6960974"/>
          <table:table-cell office:value-type="float" office:value="0.2506596"/>
          <table:table-cell office:value-type="float" office:value="0.0442449"/>
          <table:table-cell office:value-type="float" office:value="10"/>
          <table:table-cell office:value-type="float" office:value="3.9864299297332764"/>
          <table:table-cell office:value-type="float" office:value="0.24112920463085175"/>
          <table:table-cell office:value-type="float" office:value="3.7453007251024246"/>
          <table:table-cell office:value-type="float" office:value="1.0265891686081887"/>
          <table:table-cell office:value-type="float" office:value="1.2665855725500708"/>
          <table:table-cell office:value-type="float" office:value="0.8456365019083023"/>
          <table:table-cell office:value-type="float" office:value="1.207541835308075"/>
          <table:table-cell office:value-type="float" office:value="0.3619053333997726"/>
          <table:table-cell office:value-type="float" office:value="0.2411292"/>
          <table:table-cell office:value-type="float" office:value="0.3095008"/>
          <table:table-cell office:value-type="float" office:value="0.3725424"/>
          <table:table-cell office:value-type="float" office:value="0.67117"/>
          <table:table-cell office:value-type="float" office:value="2.6338401"/>
          <table:table-cell office:value-type="float" office:value="0.0053792"/>
          <table:table-cell office:value-type="float" office:value="0.32349"/>
          <table:table-cell office:value-type="float" office:value="0.35301"/>
          <table:table-cell office:value-type="float" office:value="0.34768"/>
          <table:table-cell office:value-type="float" office:value="1.0270993"/>
          <table:table-cell office:value-type="float" office:value="3.9864299"/>
          <table:table-cell office:value-type="float" office:value="0.0016892"/>
          <table:table-cell office:value-type="float" office:value="0.6960972"/>
          <table:table-cell office:value-type="float" office:value="0.254306"/>
          <table:table-cell office:value-type="float" office:value="0.0239048"/>
          <table:table-cell office:value-type="float" office:value="0.6960972"/>
          <table:table-cell office:value-type="float" office:value="0.254306"/>
          <table:table-cell office:value-type="float" office:value="0.0301048"/>
          <table:table-cell office:value-type="float" office:value="0.6960973"/>
          <table:table-cell office:value-type="float" office:value="0.254306"/>
          <table:table-cell office:value-type="float" office:value="0.0363048"/>
          <table:table-cell office:value-type="float" office:value="0.6960973"/>
          <table:table-cell office:value-type="float" office:value="0.2543061"/>
          <table:table-cell office:value-type="float" office:value="0.0425048"/>
          <table:table-cell office:value-type="float" office:value="0.6960974"/>
          <table:table-cell office:value-type="float" office:value="0.2543061"/>
          <table:table-cell office:value-type="float" office:value="0.0487048"/>
          <table:table-cell office:value-type="float" office:value="0.6960974"/>
          <table:table-cell office:value-type="float" office:value="0.2543061"/>
          <table:table-cell office:value-type="float" office:value="0.0549048"/>
          <table:table-cell office:value-type="float" office:value="0.6960972"/>
          <table:table-cell office:value-type="float" office:value="0.248106"/>
          <table:table-cell office:value-type="float" office:value="0.0239048"/>
          <table:table-cell office:value-type="float" office:value="0.6960973"/>
          <table:table-cell office:value-type="float" office:value="0.248106"/>
          <table:table-cell office:value-type="float" office:value="0.0301048"/>
          <table:table-cell office:value-type="float" office:value="0.6960973"/>
          <table:table-cell office:value-type="float" office:value="0.248106"/>
          <table:table-cell office:value-type="float" office:value="0.0363048"/>
          <table:table-cell office:value-type="float" office:value="0.6960974"/>
          <table:table-cell office:value-type="float" office:value="0.2481061"/>
          <table:table-cell office:value-type="float" office:value="0.0425048"/>
          <table:table-cell office:value-type="float" office:value="0.6960974"/>
          <table:table-cell office:value-type="float" office:value="0.2481061"/>
          <table:table-cell office:value-type="float" office:value="0.0487048"/>
          <table:table-cell office:value-type="float" office:value="0.6960974"/>
          <table:table-cell office:value-type="float" office:value="0.2481061"/>
          <table:table-cell office:value-type="float" office:value="0.0549048"/>
        </table:table-row>
        <table:table-row>
          <table:table-cell>
            <text:p>z_rot_min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.0"/>
          <table:table-cell>
            <text:p>2025-08-21 13:24:09</text:p>
          </table:table-cell>
          <table:table-cell office:value-type="float" office:value="-0.0007659"/>
          <table:table-cell office:value-type="float" office:value="0.691747"/>
          <table:table-cell office:value-type="float" office:value="0.6909812"/>
          <table:table-cell office:value-type="float" office:value="0.2472881"/>
          <table:table-cell office:value-type="float" office:value="0.039234"/>
          <table:table-cell office:value-type="float" office:value="10"/>
          <table:table-cell office:value-type="float" office:value="0.953249990940094"/>
          <table:table-cell office:value-type="float" office:value="0.19065000116825104"/>
          <table:table-cell office:value-type="float" office:value="0.762599989771843"/>
          <table:table-cell office:value-type="float" office:value="0.35783816277980807"/>
          <table:table-cell office:value-type="float" office:value="0.2259380349693151"/>
          <table:table-cell office:value-type="float" office:value="0.26909448504447936"/>
          <table:table-cell office:value-type="float" office:value="0.4465818405151367"/>
          <table:table-cell office:value-type="float" office:value="0.17748735547065736"/>
          <table:table-cell office:value-type="float" office:value="0.2255492"/>
          <table:table-cell office:value-type="float" office:value="0.2406208"/>
          <table:table-cell office:value-type="float" office:value="0.2212524"/>
          <table:table-cell office:value-type="float" office:value="0.19065"/>
          <table:table-cell office:value-type="float" office:value="0.4674"/>
          <table:table-cell office:value-type="float" office:value="0.0020992"/>
          <table:table-cell office:value-type="float" office:value="0.34768"/>
          <table:table-cell office:value-type="float" office:value="0.32062"/>
          <table:table-cell office:value-type="float" office:value="0.2419"/>
          <table:table-cell office:value-type="float" office:value="0.3694592"/>
          <table:table-cell office:value-type="float" office:value="0.95325"/>
          <table:table-cell office:value-type="float" office:value="0.0025092"/>
          <table:table-cell office:value-type="float" office:value="0.6948352"/>
          <table:table-cell office:value-type="float" office:value="0.246951"/>
          <table:table-cell office:value-type="float" office:value="0.0238994"/>
          <table:table-cell office:value-type="float" office:value="0.6948352"/>
          <table:table-cell office:value-type="float" office:value="0.2469509"/>
          <table:table-cell office:value-type="float" office:value="0.0300994"/>
          <table:table-cell office:value-type="float" office:value="0.6948352"/>
          <table:table-cell office:value-type="float" office:value="0.2469509"/>
          <table:table-cell office:value-type="float" office:value="0.0362994"/>
          <table:table-cell office:value-type="float" office:value="0.6948352"/>
          <table:table-cell office:value-type="float" office:value="0.2469509"/>
          <table:table-cell office:value-type="float" office:value="0.0424994"/>
          <table:table-cell office:value-type="float" office:value="0.6948352"/>
          <table:table-cell office:value-type="float" office:value="0.2469509"/>
          <table:table-cell office:value-type="float" office:value="0.0486994"/>
          <table:table-cell office:value-type="float" office:value="0.6948353"/>
          <table:table-cell office:value-type="float" office:value="0.2469509"/>
          <table:table-cell office:value-type="float" office:value="0.0548994"/>
          <table:table-cell office:value-type="float" office:value="0.6886588"/>
          <table:table-cell office:value-type="float" office:value="0.2474913"/>
          <table:table-cell office:value-type="float" office:value="0.0238994"/>
          <table:table-cell office:value-type="float" office:value="0.6886588"/>
          <table:table-cell office:value-type="float" office:value="0.2474913"/>
          <table:table-cell office:value-type="float" office:value="0.0300994"/>
          <table:table-cell office:value-type="float" office:value="0.6886588"/>
          <table:table-cell office:value-type="float" office:value="0.2474913"/>
          <table:table-cell office:value-type="float" office:value="0.0362994"/>
          <table:table-cell office:value-type="float" office:value="0.6886588"/>
          <table:table-cell office:value-type="float" office:value="0.2474913"/>
          <table:table-cell office:value-type="float" office:value="0.0424994"/>
          <table:table-cell office:value-type="float" office:value="0.6886588"/>
          <table:table-cell office:value-type="float" office:value="0.2474913"/>
          <table:table-cell office:value-type="float" office:value="0.0486994"/>
          <table:table-cell office:value-type="float" office:value="0.6886588"/>
          <table:table-cell office:value-type="float" office:value="0.2474913"/>
          <table:table-cell office:value-type="float" office:value="0.054899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8-21 13:24:22</text:p>
          </table:table-cell>
          <table:table-cell office:value-type="float" office:value="-0.0009276"/>
          <table:table-cell office:value-type="float" office:value="0.6914006"/>
          <table:table-cell office:value-type="float" office:value="0.690473"/>
          <table:table-cell office:value-type="float" office:value="0.2474285"/>
          <table:table-cell office:value-type="float" office:value="0.0391907"/>
          <table:table-cell office:value-type="float" office:value="10"/>
          <table:table-cell office:value-type="float" office:value="0.9909700155258179"/>
          <table:table-cell office:value-type="float" office:value="0.17876000702381134"/>
          <table:table-cell office:value-type="float" office:value="0.8122100085020065"/>
          <table:table-cell office:value-type="float" office:value="0.3625121653079987"/>
          <table:table-cell office:value-type="float" office:value="0.23803972244976354"/>
          <table:table-cell office:value-type="float" office:value="0.25236648321151733"/>
          <table:table-cell office:value-type="float" office:value="0.47265784740447997"/>
          <table:table-cell office:value-type="float" office:value="0.22029136419296264"/>
          <table:table-cell office:value-type="float" office:value="0.2087392"/>
          <table:table-cell office:value-type="float" office:value="0.2414408"/>
          <table:table-cell office:value-type="float" office:value="0.2077224"/>
          <table:table-cell office:value-type="float" office:value="0.17876"/>
          <table:table-cell office:value-type="float" office:value="0.42517"/>
          <table:table-cell office:value-type="float" office:value="-0.0003608"/>
          <table:table-cell office:value-type="float" office:value="0.37146"/>
          <table:table-cell office:value-type="float" office:value="0.33456"/>
          <table:table-cell office:value-type="float" office:value="0.2542"/>
          <table:table-cell office:value-type="float" office:value="0.4120992"/>
          <table:table-cell office:value-type="float" office:value="0.99097"/>
          <table:table-cell office:value-type="float" office:value="0.0025092"/>
          <table:table-cell office:value-type="float" office:value="0.6944535"/>
          <table:table-cell office:value-type="float" office:value="0.2467266"/>
          <table:table-cell office:value-type="float" office:value="0.0239059"/>
          <table:table-cell office:value-type="float" office:value="0.6944535"/>
          <table:table-cell office:value-type="float" office:value="0.2467266"/>
          <table:table-cell office:value-type="float" office:value="0.0301059"/>
          <table:table-cell office:value-type="float" office:value="0.6944535"/>
          <table:table-cell office:value-type="float" office:value="0.2467266"/>
          <table:table-cell office:value-type="float" office:value="0.0363059"/>
          <table:table-cell office:value-type="float" office:value="0.6944535"/>
          <table:table-cell office:value-type="float" office:value="0.2467266"/>
          <table:table-cell office:value-type="float" office:value="0.0425059"/>
          <table:table-cell office:value-type="float" office:value="0.6944536"/>
          <table:table-cell office:value-type="float" office:value="0.2467266"/>
          <table:table-cell office:value-type="float" office:value="0.0487059"/>
          <table:table-cell office:value-type="float" office:value="0.6944536"/>
          <table:table-cell office:value-type="float" office:value="0.2467266"/>
          <table:table-cell office:value-type="float" office:value="0.0549059"/>
          <table:table-cell office:value-type="float" office:value="0.6883476"/>
          <table:table-cell office:value-type="float" office:value="0.2478032"/>
          <table:table-cell office:value-type="float" office:value="0.0239059"/>
          <table:table-cell office:value-type="float" office:value="0.6883477"/>
          <table:table-cell office:value-type="float" office:value="0.2478032"/>
          <table:table-cell office:value-type="float" office:value="0.0301059"/>
          <table:table-cell office:value-type="float" office:value="0.6883477"/>
          <table:table-cell office:value-type="float" office:value="0.2478032"/>
          <table:table-cell office:value-type="float" office:value="0.0363059"/>
          <table:table-cell office:value-type="float" office:value="0.6883477"/>
          <table:table-cell office:value-type="float" office:value="0.2478032"/>
          <table:table-cell office:value-type="float" office:value="0.0425059"/>
          <table:table-cell office:value-type="float" office:value="0.6883477"/>
          <table:table-cell office:value-type="float" office:value="0.2478032"/>
          <table:table-cell office:value-type="float" office:value="0.0487059"/>
          <table:table-cell office:value-type="float" office:value="0.6883478"/>
          <table:table-cell office:value-type="float" office:value="0.2478032"/>
          <table:table-cell office:value-type="float" office:value="0.0549059"/>
        </table:table-row>
        <table:table-row>
          <table:table-cell>
            <text:p>z_rot_min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5.0"/>
          <table:table-cell>
            <text:p>2025-08-21 13:24:34</text:p>
          </table:table-cell>
          <table:table-cell office:value-type="float" office:value="-0.0010401"/>
          <table:table-cell office:value-type="float" office:value="0.6910581"/>
          <table:table-cell office:value-type="float" office:value="0.690018"/>
          <table:table-cell office:value-type="float" office:value="0.2476199"/>
          <table:table-cell office:value-type="float" office:value="0.0390086"/>
          <table:table-cell office:value-type="float" office:value="10"/>
          <table:table-cell office:value-type="float" office:value="1.0266400575637817"/>
          <table:table-cell office:value-type="float" office:value="0.16235999763011932"/>
          <table:table-cell office:value-type="float" office:value="0.8642800599336624"/>
          <table:table-cell office:value-type="float" office:value="0.364070163667202"/>
          <table:table-cell office:value-type="float" office:value="0.2500460049652601"/>
          <table:table-cell office:value-type="float" office:value="0.237606480717659"/>
          <table:table-cell office:value-type="float" office:value="0.490533846616745"/>
          <table:table-cell office:value-type="float" office:value="0.252927365899086"/>
          <table:table-cell office:value-type="float" office:value="0.2148892"/>
          <table:table-cell office:value-type="float" office:value="0.2381608"/>
          <table:table-cell office:value-type="float" office:value="0.1962424"/>
          <table:table-cell office:value-type="float" office:value="0.16236"/>
          <table:table-cell office:value-type="float" office:value="0.37638"/>
          <table:table-cell office:value-type="float" office:value="-0.0011808"/>
          <table:table-cell office:value-type="float" office:value="0.39606"/>
          <table:table-cell office:value-type="float" office:value="0.34522"/>
          <table:table-cell office:value-type="float" office:value="0.25789"/>
          <table:table-cell office:value-type="float" office:value="0.4268592"/>
          <table:table-cell office:value-type="float" office:value="1.0266401"/>
          <table:table-cell office:value-type="float" office:value="0.0016892"/>
          <table:table-cell office:value-type="float" office:value="0.6940525"/>
          <table:table-cell office:value-type="float" office:value="0.2465389"/>
          <table:table-cell office:value-type="float" office:value="0.0239009"/>
          <table:table-cell office:value-type="float" office:value="0.6940525"/>
          <table:table-cell office:value-type="float" office:value="0.2465389"/>
          <table:table-cell office:value-type="float" office:value="0.0301009"/>
          <table:table-cell office:value-type="float" office:value="0.6940525"/>
          <table:table-cell office:value-type="float" office:value="0.2465388"/>
          <table:table-cell office:value-type="float" office:value="0.0363009"/>
          <table:table-cell office:value-type="float" office:value="0.6940525"/>
          <table:table-cell office:value-type="float" office:value="0.2465388"/>
          <table:table-cell office:value-type="float" office:value="0.0425009"/>
          <table:table-cell office:value-type="float" office:value="0.6940525"/>
          <table:table-cell office:value-type="float" office:value="0.2465388"/>
          <table:table-cell office:value-type="float" office:value="0.0487009"/>
          <table:table-cell office:value-type="float" office:value="0.6940525"/>
          <table:table-cell office:value-type="float" office:value="0.2465388"/>
          <table:table-cell office:value-type="float" office:value="0.0549009"/>
          <table:table-cell office:value-type="float" office:value="0.6880637"/>
          <table:table-cell office:value-type="float" office:value="0.2481435"/>
          <table:table-cell office:value-type="float" office:value="0.0239009"/>
          <table:table-cell office:value-type="float" office:value="0.6880637"/>
          <table:table-cell office:value-type="float" office:value="0.2481435"/>
          <table:table-cell office:value-type="float" office:value="0.0301009"/>
          <table:table-cell office:value-type="float" office:value="0.6880637"/>
          <table:table-cell office:value-type="float" office:value="0.2481435"/>
          <table:table-cell office:value-type="float" office:value="0.0363009"/>
          <table:table-cell office:value-type="float" office:value="0.6880638"/>
          <table:table-cell office:value-type="float" office:value="0.2481435"/>
          <table:table-cell office:value-type="float" office:value="0.0425009"/>
          <table:table-cell office:value-type="float" office:value="0.6880638"/>
          <table:table-cell office:value-type="float" office:value="0.2481435"/>
          <table:table-cell office:value-type="float" office:value="0.0487009"/>
          <table:table-cell office:value-type="float" office:value="0.6880638"/>
          <table:table-cell office:value-type="float" office:value="0.2481435"/>
          <table:table-cell office:value-type="float" office:value="0.054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8-21 13:24:47</text:p>
          </table:table-cell>
          <table:table-cell office:value-type="float" office:value="-0.0010562"/>
          <table:table-cell office:value-type="float" office:value="0.6907226"/>
          <table:table-cell office:value-type="float" office:value="0.6896665"/>
          <table:table-cell office:value-type="float" office:value="0.2478285"/>
          <table:table-cell office:value-type="float" office:value="0.0387616"/>
          <table:table-cell office:value-type="float" office:value="10"/>
          <table:table-cell office:value-type="float" office:value="1.0520600080490112"/>
          <table:table-cell office:value-type="float" office:value="0.155799999833107"/>
          <table:table-cell office:value-type="float" office:value="0.8962600082159042"/>
          <table:table-cell office:value-type="float" office:value="0.3655461609363556"/>
          <table:table-cell office:value-type="float" office:value="0.25751023226702124"/>
          <table:table-cell office:value-type="float" office:value="0.23301447927951813"/>
          <table:table-cell office:value-type="float" office:value="0.49807784259319304"/>
          <table:table-cell office:value-type="float" office:value="0.2650633633136749"/>
          <table:table-cell office:value-type="float" office:value="0.2448192"/>
          <table:table-cell office:value-type="float" office:value="0.2344708"/>
          <table:table-cell office:value-type="float" office:value="0.1954224"/>
          <table:table-cell office:value-type="float" office:value="0.1558"/>
          <table:table-cell office:value-type="float" office:value="0.33456"/>
          <table:table-cell office:value-type="float" office:value="-0.0020008"/>
          <table:table-cell office:value-type="float" office:value="0.41369"/>
          <table:table-cell office:value-type="float" office:value="0.3526"/>
          <table:table-cell office:value-type="float" office:value="0.24764"/>
          <table:table-cell office:value-type="float" office:value="0.4243992"/>
          <table:table-cell office:value-type="float" office:value="1.05206"/>
          <table:table-cell office:value-type="float" office:value="0.0016892"/>
          <table:table-cell office:value-type="float" office:value="0.6936357"/>
          <table:table-cell office:value-type="float" office:value="0.2463838"/>
          <table:table-cell office:value-type="float" office:value="0.0239033"/>
          <table:table-cell office:value-type="float" office:value="0.6936357"/>
          <table:table-cell office:value-type="float" office:value="0.2463838"/>
          <table:table-cell office:value-type="float" office:value="0.0301033"/>
          <table:table-cell office:value-type="float" office:value="0.6936357"/>
          <table:table-cell office:value-type="float" office:value="0.2463838"/>
          <table:table-cell office:value-type="float" office:value="0.0363033"/>
          <table:table-cell office:value-type="float" office:value="0.6936357"/>
          <table:table-cell office:value-type="float" office:value="0.2463838"/>
          <table:table-cell office:value-type="float" office:value="0.0425033"/>
          <table:table-cell office:value-type="float" office:value="0.6936357"/>
          <table:table-cell office:value-type="float" office:value="0.2463839"/>
          <table:table-cell office:value-type="float" office:value="0.0487033"/>
          <table:table-cell office:value-type="float" office:value="0.6936357"/>
          <table:table-cell office:value-type="float" office:value="0.2463839"/>
          <table:table-cell office:value-type="float" office:value="0.0549033"/>
          <table:table-cell office:value-type="float" office:value="0.6878096"/>
          <table:table-cell office:value-type="float" office:value="0.2485043"/>
          <table:table-cell office:value-type="float" office:value="0.0239033"/>
          <table:table-cell office:value-type="float" office:value="0.6878096"/>
          <table:table-cell office:value-type="float" office:value="0.2485043"/>
          <table:table-cell office:value-type="float" office:value="0.0301033"/>
          <table:table-cell office:value-type="float" office:value="0.6878096"/>
          <table:table-cell office:value-type="float" office:value="0.2485044"/>
          <table:table-cell office:value-type="float" office:value="0.0363033"/>
          <table:table-cell office:value-type="float" office:value="0.6878096"/>
          <table:table-cell office:value-type="float" office:value="0.2485044"/>
          <table:table-cell office:value-type="float" office:value="0.0425033"/>
          <table:table-cell office:value-type="float" office:value="0.6878096"/>
          <table:table-cell office:value-type="float" office:value="0.2485044"/>
          <table:table-cell office:value-type="float" office:value="0.0487033"/>
          <table:table-cell office:value-type="float" office:value="0.6878096"/>
          <table:table-cell office:value-type="float" office:value="0.2485044"/>
          <table:table-cell office:value-type="float" office:value="0.0549033"/>
        </table:table-row>
        <table:table-row>
          <table:table-cell>
            <text:p>z_rot_min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5.0"/>
          <table:table-cell>
            <text:p>2025-08-21 13:25:00</text:p>
          </table:table-cell>
          <table:table-cell office:value-type="float" office:value="-0.0011442"/>
          <table:table-cell office:value-type="float" office:value="0.6904095"/>
          <table:table-cell office:value-type="float" office:value="0.6892653"/>
          <table:table-cell office:value-type="float" office:value="0.248114"/>
          <table:table-cell office:value-type="float" office:value="0.0385642"/>
          <table:table-cell office:value-type="float" office:value="10"/>
          <table:table-cell office:value-type="float" office:value="1.0614900588989258"/>
          <table:table-cell office:value-type="float" office:value="0.14145000278949738"/>
          <table:table-cell office:value-type="float" office:value="0.9200400561094284"/>
          <table:table-cell office:value-type="float" office:value="0.3627991646528244"/>
          <table:table-cell office:value-type="float" office:value="0.2649399119889627"/>
          <table:table-cell office:value-type="float" office:value="0.21505647897720337"/>
          <table:table-cell office:value-type="float" office:value="0.5105418503284455"/>
          <table:table-cell office:value-type="float" office:value="0.2954853713512421"/>
          <table:table-cell office:value-type="float" office:value="0.2366192"/>
          <table:table-cell office:value-type="float" office:value="0.2320108"/>
          <table:table-cell office:value-type="float" office:value="0.1880424"/>
          <table:table-cell office:value-type="float" office:value="0.14145"/>
          <table:table-cell office:value-type="float" office:value="0.27716"/>
          <table:table-cell office:value-type="float" office:value="-0.0032308"/>
          <table:table-cell office:value-type="float" office:value="0.43419"/>
          <table:table-cell office:value-type="float" office:value="0.36449"/>
          <table:table-cell office:value-type="float" office:value="0.25133"/>
          <table:table-cell office:value-type="float" office:value="0.4412092"/>
          <table:table-cell office:value-type="float" office:value="1.0614901"/>
          <table:table-cell office:value-type="float" office:value="0.0020992"/>
          <table:table-cell office:value-type="float" office:value="0.6932191"/>
          <table:table-cell office:value-type="float" office:value="0.2462703"/>
          <table:table-cell office:value-type="float" office:value="0.0239053"/>
          <table:table-cell office:value-type="float" office:value="0.6932191"/>
          <table:table-cell office:value-type="float" office:value="0.2462703"/>
          <table:table-cell office:value-type="float" office:value="0.0301053"/>
          <table:table-cell office:value-type="float" office:value="0.693219"/>
          <table:table-cell office:value-type="float" office:value="0.2462704"/>
          <table:table-cell office:value-type="float" office:value="0.0363053"/>
          <table:table-cell office:value-type="float" office:value="0.693219"/>
          <table:table-cell office:value-type="float" office:value="0.2462704"/>
          <table:table-cell office:value-type="float" office:value="0.0425053"/>
          <table:table-cell office:value-type="float" office:value="0.6932189"/>
          <table:table-cell office:value-type="float" office:value="0.2462705"/>
          <table:table-cell office:value-type="float" office:value="0.0487053"/>
          <table:table-cell office:value-type="float" office:value="0.6932189"/>
          <table:table-cell office:value-type="float" office:value="0.2462705"/>
          <table:table-cell office:value-type="float" office:value="0.0549053"/>
          <table:table-cell office:value-type="float" office:value="0.6876001"/>
          <table:table-cell office:value-type="float" office:value="0.2488905"/>
          <table:table-cell office:value-type="float" office:value="0.0239052"/>
          <table:table-cell office:value-type="float" office:value="0.6876"/>
          <table:table-cell office:value-type="float" office:value="0.2488906"/>
          <table:table-cell office:value-type="float" office:value="0.0301052"/>
          <table:table-cell office:value-type="float" office:value="0.6875999"/>
          <table:table-cell office:value-type="float" office:value="0.2488906"/>
          <table:table-cell office:value-type="float" office:value="0.0363052"/>
          <table:table-cell office:value-type="float" office:value="0.6875999"/>
          <table:table-cell office:value-type="float" office:value="0.2488907"/>
          <table:table-cell office:value-type="float" office:value="0.0425052"/>
          <table:table-cell office:value-type="float" office:value="0.6875998"/>
          <table:table-cell office:value-type="float" office:value="0.2488907"/>
          <table:table-cell office:value-type="float" office:value="0.0487052"/>
          <table:table-cell office:value-type="float" office:value="0.6875998"/>
          <table:table-cell office:value-type="float" office:value="0.2488908"/>
          <table:table-cell office:value-type="float" office:value="0.0549052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8-21 13:25:13</text:p>
          </table:table-cell>
          <table:table-cell office:value-type="float" office:value="-0.001351"/>
          <table:table-cell office:value-type="float" office:value="0.6901002"/>
          <table:table-cell office:value-type="float" office:value="0.6887491"/>
          <table:table-cell office:value-type="float" office:value="0.2485197"/>
          <table:table-cell office:value-type="float" office:value="0.0386757"/>
          <table:table-cell office:value-type="float" office:value="10"/>
          <table:table-cell office:value-type="float" office:value="1.128730058670044"/>
          <table:table-cell office:value-type="float" office:value="0.11726000159978867"/>
          <table:table-cell office:value-type="float" office:value="1.0114700570702553"/>
          <table:table-cell office:value-type="float" office:value="0.35730516389012335"/>
          <table:table-cell office:value-type="float" office:value="0.29766996098508763"/>
          <table:table-cell office:value-type="float" office:value="0.177500481903553"/>
          <table:table-cell office:value-type="float" office:value="0.5371098458766937"/>
          <table:table-cell office:value-type="float" office:value="0.35960936397314075"/>
          <table:table-cell office:value-type="float" office:value="0.2099692"/>
          <table:table-cell office:value-type="float" office:value="0.2057708"/>
          <table:table-cell office:value-type="float" office:value="0.1646724"/>
          <table:table-cell office:value-type="float" office:value="0.11726"/>
          <table:table-cell office:value-type="float" office:value="0.18983"/>
          <table:table-cell office:value-type="float" office:value="-0.0024108"/>
          <table:table-cell office:value-type="float" office:value="0.43993"/>
          <table:table-cell office:value-type="float" office:value="0.37023"/>
          <table:table-cell office:value-type="float" office:value="0.25625"/>
          <table:table-cell office:value-type="float" office:value="0.4904092"/>
          <table:table-cell office:value-type="float" office:value="1.1287301"/>
          <table:table-cell office:value-type="float" office:value="0.0025092"/>
          <table:table-cell office:value-type="float" office:value="0.6927849"/>
          <table:table-cell office:value-type="float" office:value="0.2461898"/>
          <table:table-cell office:value-type="float" office:value="0.0239002"/>
          <table:table-cell office:value-type="float" office:value="0.6927848"/>
          <table:table-cell office:value-type="float" office:value="0.2461897"/>
          <table:table-cell office:value-type="float" office:value="0.0301002"/>
          <table:table-cell office:value-type="float" office:value="0.6927848"/>
          <table:table-cell office:value-type="float" office:value="0.2461897"/>
          <table:table-cell office:value-type="float" office:value="0.0363002"/>
          <table:table-cell office:value-type="float" office:value="0.6927848"/>
          <table:table-cell office:value-type="float" office:value="0.2461896"/>
          <table:table-cell office:value-type="float" office:value="0.0425002"/>
          <table:table-cell office:value-type="float" office:value="0.6927847"/>
          <table:table-cell office:value-type="float" office:value="0.2461896"/>
          <table:table-cell office:value-type="float" office:value="0.0487002"/>
          <table:table-cell office:value-type="float" office:value="0.6927847"/>
          <table:table-cell office:value-type="float" office:value="0.2461895"/>
          <table:table-cell office:value-type="float" office:value="0.0549002"/>
          <table:table-cell office:value-type="float" office:value="0.6874156"/>
          <table:table-cell office:value-type="float" office:value="0.2492898"/>
          <table:table-cell office:value-type="float" office:value="0.0239002"/>
          <table:table-cell office:value-type="float" office:value="0.6874155"/>
          <table:table-cell office:value-type="float" office:value="0.2492898"/>
          <table:table-cell office:value-type="float" office:value="0.0301002"/>
          <table:table-cell office:value-type="float" office:value="0.6874155"/>
          <table:table-cell office:value-type="float" office:value="0.2492897"/>
          <table:table-cell office:value-type="float" office:value="0.0363002"/>
          <table:table-cell office:value-type="float" office:value="0.6874155"/>
          <table:table-cell office:value-type="float" office:value="0.2492897"/>
          <table:table-cell office:value-type="float" office:value="0.0425002"/>
          <table:table-cell office:value-type="float" office:value="0.6874154"/>
          <table:table-cell office:value-type="float" office:value="0.2492896"/>
          <table:table-cell office:value-type="float" office:value="0.0487002"/>
          <table:table-cell office:value-type="float" office:value="0.6874154"/>
          <table:table-cell office:value-type="float" office:value="0.2492896"/>
          <table:table-cell office:value-type="float" office:value="0.0549002"/>
        </table:table-row>
        <table:table-row>
          <table:table-cell>
            <text:p>z_rot_min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5.0"/>
          <table:table-cell>
            <text:p>2025-08-21 13:25:26</text:p>
          </table:table-cell>
          <table:table-cell office:value-type="float" office:value="-0.0015974"/>
          <table:table-cell office:value-type="float" office:value="0.6898074"/>
          <table:table-cell office:value-type="float" office:value="0.68821"/>
          <table:table-cell office:value-type="float" office:value="0.2490467"/>
          <table:table-cell office:value-type="float" office:value="0.0387502"/>
          <table:table-cell office:value-type="float" office:value="9"/>
          <table:table-cell office:value-type="float" office:value="1.1631699800491333"/>
          <table:table-cell office:value-type="float" office:value="0.09634999930858612"/>
          <table:table-cell office:value-type="float" office:value="1.0668199807405472"/>
          <table:table-cell office:value-type="float" office:value="0.34689115434885026"/>
          <table:table-cell office:value-type="float" office:value="0.3202611041792245"/>
          <table:table-cell office:value-type="float" office:value="0.14437247812747955"/>
          <table:table-cell office:value-type="float" office:value="0.549409830570221"/>
          <table:table-cell office:value-type="float" office:value="0.4050373524427414"/>
          <table:table-cell office:value-type="float" office:value="0.1804492"/>
          <table:table-cell office:value-type="float" office:value="0.1758408"/>
          <table:table-cell office:value-type="float" office:value="0.1437624"/>
          <table:table-cell office:value-type="float" office:value="0.09635"/>
          <table:table-cell office:value-type="float" office:value="0.12546"/>
          <table:table-cell office:value-type="float" office:value="-0.0024108"/>
          <table:table-cell office:value-type="float" office:value="0.4305"/>
          <table:table-cell office:value-type="float" office:value="0.37187"/>
          <table:table-cell office:value-type="float" office:value="0.25789"/>
          <table:table-cell office:value-type="float" office:value="0.5236192"/>
          <table:table-cell office:value-type="float" office:value="1.16317"/>
          <table:table-cell office:value-type="float" office:value="0.0029192"/>
          <table:table-cell office:value-type="float" office:value="0.6923468"/>
          <table:table-cell office:value-type="float" office:value="0.2461501"/>
          <table:table-cell office:value-type="float" office:value="0.0239028"/>
          <table:table-cell office:value-type="float" office:value="0.6923468"/>
          <table:table-cell office:value-type="float" office:value="0.2461501"/>
          <table:table-cell office:value-type="float" office:value="0.0301028"/>
          <table:table-cell office:value-type="float" office:value="0.6923468"/>
          <table:table-cell office:value-type="float" office:value="0.2461501"/>
          <table:table-cell office:value-type="float" office:value="0.0363028"/>
          <table:table-cell office:value-type="float" office:value="0.6923468"/>
          <table:table-cell office:value-type="float" office:value="0.2461501"/>
          <table:table-cell office:value-type="float" office:value="0.0425028"/>
          <table:table-cell office:value-type="float" office:value="0.6923468"/>
          <table:table-cell office:value-type="float" office:value="0.2461501"/>
          <table:table-cell office:value-type="float" office:value="0.0487028"/>
          <table:table-cell office:value-type="float" office:value="0.6923468"/>
          <table:table-cell office:value-type="float" office:value="0.2461502"/>
          <table:table-cell office:value-type="float" office:value="0.0549028"/>
          <table:table-cell office:value-type="float" office:value="0.687268"/>
          <table:table-cell office:value-type="float" office:value="0.2497062"/>
          <table:table-cell office:value-type="float" office:value="0.0239028"/>
          <table:table-cell office:value-type="float" office:value="0.687268"/>
          <table:table-cell office:value-type="float" office:value="0.2497063"/>
          <table:table-cell office:value-type="float" office:value="0.0301028"/>
          <table:table-cell office:value-type="float" office:value="0.687268"/>
          <table:table-cell office:value-type="float" office:value="0.2497063"/>
          <table:table-cell office:value-type="float" office:value="0.0363028"/>
          <table:table-cell office:value-type="float" office:value="0.687268"/>
          <table:table-cell office:value-type="float" office:value="0.2497063"/>
          <table:table-cell office:value-type="float" office:value="0.0425028"/>
          <table:table-cell office:value-type="float" office:value="0.687268"/>
          <table:table-cell office:value-type="float" office:value="0.2497063"/>
          <table:table-cell office:value-type="float" office:value="0.0487028"/>
          <table:table-cell office:value-type="float" office:value="0.687268"/>
          <table:table-cell office:value-type="float" office:value="0.2497064"/>
          <table:table-cell office:value-type="float" office:value="0.054902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8-21 13:25:38</text:p>
          </table:table-cell>
          <table:table-cell office:value-type="float" office:value="-0.0016963"/>
          <table:table-cell office:value-type="float" office:value="0.6895279"/>
          <table:table-cell office:value-type="float" office:value="0.6878316"/>
          <table:table-cell office:value-type="float" office:value="0.2495635"/>
          <table:table-cell office:value-type="float" office:value="0.0385462"/>
          <table:table-cell office:value-type="float" office:value="8"/>
          <table:table-cell office:value-type="float" office:value="1.178339958190918"/>
          <table:table-cell office:value-type="float" office:value="0.08773999661207199"/>
          <table:table-cell office:value-type="float" office:value="1.090599961578846"/>
          <table:table-cell office:value-type="float" office:value="0.3427091583609581"/>
          <table:table-cell office:value-type="float" office:value="0.3322773322747409"/>
          <table:table-cell office:value-type="float" office:value="0.128054478764534"/>
          <table:table-cell office:value-type="float" office:value="0.5573638379573822"/>
          <table:table-cell office:value-type="float" office:value="0.4293093591928482"/>
          <table:table-cell office:value-type="float" office:value="0.1685592"/>
          <table:table-cell office:value-type="float" office:value="0.1643608"/>
          <table:table-cell office:value-type="float" office:value="0.1314624"/>
          <table:table-cell office:value-type="float" office:value="0.08815"/>
          <table:table-cell office:value-type="float" office:value="0.08774"/>
          <table:table-cell office:value-type="float" office:value="-0.0028208"/>
          <table:table-cell office:value-type="float" office:value="0.42968"/>
          <table:table-cell office:value-type="float" office:value="0.36941"/>
          <table:table-cell office:value-type="float" office:value="0.2583"/>
          <table:table-cell office:value-type="float" office:value="0.5510892"/>
          <table:table-cell office:value-type="float" office:value="1.17834"/>
          <table:table-cell office:value-type="float" office:value="0.0025092"/>
          <table:table-cell office:value-type="float" office:value="0.6919027"/>
          <table:table-cell office:value-type="float" office:value="0.2461471"/>
          <table:table-cell office:value-type="float" office:value="0.0239008"/>
          <table:table-cell office:value-type="float" office:value="0.6919026"/>
          <table:table-cell office:value-type="float" office:value="0.2461472"/>
          <table:table-cell office:value-type="float" office:value="0.0301008"/>
          <table:table-cell office:value-type="float" office:value="0.6919026"/>
          <table:table-cell office:value-type="float" office:value="0.2461473"/>
          <table:table-cell office:value-type="float" office:value="0.0363008"/>
          <table:table-cell office:value-type="float" office:value="0.6919025"/>
          <table:table-cell office:value-type="float" office:value="0.2461474"/>
          <table:table-cell office:value-type="float" office:value="0.0425008"/>
          <table:table-cell office:value-type="float" office:value="0.6919024"/>
          <table:table-cell office:value-type="float" office:value="0.2461475"/>
          <table:table-cell office:value-type="float" office:value="0.0487008"/>
          <table:table-cell office:value-type="float" office:value="0.6919023"/>
          <table:table-cell office:value-type="float" office:value="0.2461476"/>
          <table:table-cell office:value-type="float" office:value="0.0549008"/>
          <table:table-cell office:value-type="float" office:value="0.6871534"/>
          <table:table-cell office:value-type="float" office:value="0.2501325"/>
          <table:table-cell office:value-type="float" office:value="0.0239007"/>
          <table:table-cell office:value-type="float" office:value="0.6871533"/>
          <table:table-cell office:value-type="float" office:value="0.2501326"/>
          <table:table-cell office:value-type="float" office:value="0.0301007"/>
          <table:table-cell office:value-type="float" office:value="0.6871532"/>
          <table:table-cell office:value-type="float" office:value="0.2501327"/>
          <table:table-cell office:value-type="float" office:value="0.0363007"/>
          <table:table-cell office:value-type="float" office:value="0.6871532"/>
          <table:table-cell office:value-type="float" office:value="0.2501328"/>
          <table:table-cell office:value-type="float" office:value="0.0425007"/>
          <table:table-cell office:value-type="float" office:value="0.6871531"/>
          <table:table-cell office:value-type="float" office:value="0.2501329"/>
          <table:table-cell office:value-type="float" office:value="0.0487007"/>
          <table:table-cell office:value-type="float" office:value="0.687153"/>
          <table:table-cell office:value-type="float" office:value="0.250133"/>
          <table:table-cell office:value-type="float" office:value="0.0549007"/>
        </table:table-row>
        <table:table-row>
          <table:table-cell>
            <text:p>z_rot_min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5.0"/>
          <table:table-cell>
            <text:p>2025-08-21 13:25:51</text:p>
          </table:table-cell>
          <table:table-cell office:value-type="float" office:value="-0.000658"/>
          <table:table-cell office:value-type="float" office:value="0.6892726"/>
          <table:table-cell office:value-type="float" office:value="0.6886146"/>
          <table:table-cell office:value-type="float" office:value="0.2490394"/>
          <table:table-cell office:value-type="float" office:value="0.0385311"/>
          <table:table-cell office:value-type="float" office:value="10"/>
          <table:table-cell office:value-type="float" office:value="1.0016299486160278"/>
          <table:table-cell office:value-type="float" office:value="0.2759791910648346"/>
          <table:table-cell office:value-type="float" office:value="0.7256507575511932"/>
          <table:table-cell office:value-type="float" office:value="0.514007157087326"/>
          <table:table-cell office:value-type="float" office:value="0.23674892383022786"/>
          <table:table-cell office:value-type="float" office:value="0.3597044825553894"/>
          <table:table-cell office:value-type="float" office:value="0.6683098316192627"/>
          <table:table-cell office:value-type="float" office:value="0.3086053490638733"/>
          <table:table-cell office:value-type="float" office:value="0.2759792"/>
          <table:table-cell office:value-type="float" office:value="0.2943308"/>
          <table:table-cell office:value-type="float" office:value="0.2876724"/>
          <table:table-cell office:value-type="float" office:value="0.38171"/>
          <table:table-cell office:value-type="float" office:value="0.55883"/>
          <table:table-cell office:value-type="float" office:value="-0.0015908"/>
          <table:table-cell office:value-type="float" office:value="0.51906"/>
          <table:table-cell office:value-type="float" office:value="0.57154"/>
          <table:table-cell office:value-type="float" office:value="0.4469"/>
          <table:table-cell office:value-type="float" office:value="0.8024192"/>
          <table:table-cell office:value-type="float" office:value="1.0016299"/>
          <table:table-cell office:value-type="float" office:value="0.0029192"/>
          <table:table-cell office:value-type="float" office:value="0.6914647"/>
          <table:table-cell office:value-type="float" office:value="0.2461893"/>
          <table:table-cell office:value-type="float" office:value="0.0239007"/>
          <table:table-cell office:value-type="float" office:value="0.6914647"/>
          <table:table-cell office:value-type="float" office:value="0.2461893"/>
          <table:table-cell office:value-type="float" office:value="0.0301007"/>
          <table:table-cell office:value-type="float" office:value="0.6914647"/>
          <table:table-cell office:value-type="float" office:value="0.2461893"/>
          <table:table-cell office:value-type="float" office:value="0.0363007"/>
          <table:table-cell office:value-type="float" office:value="0.6914647"/>
          <table:table-cell office:value-type="float" office:value="0.2461893"/>
          <table:table-cell office:value-type="float" office:value="0.0425007"/>
          <table:table-cell office:value-type="float" office:value="0.6914646"/>
          <table:table-cell office:value-type="float" office:value="0.2461893"/>
          <table:table-cell office:value-type="float" office:value="0.0487007"/>
          <table:table-cell office:value-type="float" office:value="0.6914646"/>
          <table:table-cell office:value-type="float" office:value="0.2461893"/>
          <table:table-cell office:value-type="float" office:value="0.0549007"/>
          <table:table-cell office:value-type="float" office:value="0.6870806"/>
          <table:table-cell office:value-type="float" office:value="0.2505734"/>
          <table:table-cell office:value-type="float" office:value="0.0239006"/>
          <table:table-cell office:value-type="float" office:value="0.6870806"/>
          <table:table-cell office:value-type="float" office:value="0.2505734"/>
          <table:table-cell office:value-type="float" office:value="0.0301006"/>
          <table:table-cell office:value-type="float" office:value="0.6870806"/>
          <table:table-cell office:value-type="float" office:value="0.2505734"/>
          <table:table-cell office:value-type="float" office:value="0.0363006"/>
          <table:table-cell office:value-type="float" office:value="0.6870806"/>
          <table:table-cell office:value-type="float" office:value="0.2505734"/>
          <table:table-cell office:value-type="float" office:value="0.0425006"/>
          <table:table-cell office:value-type="float" office:value="0.6870806"/>
          <table:table-cell office:value-type="float" office:value="0.2505734"/>
          <table:table-cell office:value-type="float" office:value="0.0487006"/>
          <table:table-cell office:value-type="float" office:value="0.6870806"/>
          <table:table-cell office:value-type="float" office:value="0.2505734"/>
          <table:table-cell office:value-type="float" office:value="0.0549006"/>
        </table:table-row>
        <table:table-row>
          <table:table-cell>
            <text:p>z_rot_min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0.0"/>
          <table:table-cell>
            <text:p>2025-08-21 13:26:03</text:p>
          </table:table-cell>
          <table:table-cell office:value-type="float" office:value="-0.0004274"/>
          <table:table-cell office:value-type="float" office:value="0.6890326"/>
          <table:table-cell office:value-type="float" office:value="0.6886052"/>
          <table:table-cell office:value-type="float" office:value="0.2491433"/>
          <table:table-cell office:value-type="float" office:value="0.0387768"/>
          <table:table-cell office:value-type="float" office:value="10"/>
          <table:table-cell office:value-type="float" office:value="1.0557500123977661"/>
          <table:table-cell office:value-type="float" office:value="0.3124692142009735"/>
          <table:table-cell office:value-type="float" office:value="0.7432807981967926"/>
          <table:table-cell office:value-type="float" office:value="0.5205671638250351"/>
          <table:table-cell office:value-type="float" office:value="0.22730022276357428"/>
          <table:table-cell office:value-type="float" office:value="0.40890448689460757"/>
          <table:table-cell office:value-type="float" office:value="0.6322298407554626"/>
          <table:table-cell office:value-type="float" office:value="0.22332535386085506"/>
          <table:table-cell office:value-type="float" office:value="0.3124692"/>
          <table:table-cell office:value-type="float" office:value="0.3418908"/>
          <table:table-cell office:value-type="float" office:value="0.3446624"/>
          <table:table-cell office:value-type="float" office:value="0.4387"/>
          <table:table-cell office:value-type="float" office:value="0.6068"/>
          <table:table-cell office:value-type="float" office:value="-0.0003608"/>
          <table:table-cell office:value-type="float" office:value="0.46289"/>
          <table:table-cell office:value-type="float" office:value="0.51619"/>
          <table:table-cell office:value-type="float" office:value="0.40303"/>
          <table:table-cell office:value-type="float" office:value="0.7232892"/>
          <table:table-cell office:value-type="float" office:value="1.05575"/>
          <table:table-cell office:value-type="float" office:value="0.0029192"/>
          <table:table-cell office:value-type="float" office:value="0.6910253"/>
          <table:table-cell office:value-type="float" office:value="0.2462592"/>
          <table:table-cell office:value-type="float" office:value="0.0239015"/>
          <table:table-cell office:value-type="float" office:value="0.6910253"/>
          <table:table-cell office:value-type="float" office:value="0.2462592"/>
          <table:table-cell office:value-type="float" office:value="0.0301015"/>
          <table:table-cell office:value-type="float" office:value="0.6910253"/>
          <table:table-cell office:value-type="float" office:value="0.2462592"/>
          <table:table-cell office:value-type="float" office:value="0.0363015"/>
          <table:table-cell office:value-type="float" office:value="0.6910253"/>
          <table:table-cell office:value-type="float" office:value="0.2462592"/>
          <table:table-cell office:value-type="float" office:value="0.0425015"/>
          <table:table-cell office:value-type="float" office:value="0.6910253"/>
          <table:table-cell office:value-type="float" office:value="0.2462592"/>
          <table:table-cell office:value-type="float" office:value="0.0487015"/>
          <table:table-cell office:value-type="float" office:value="0.6910253"/>
          <table:table-cell office:value-type="float" office:value="0.2462592"/>
          <table:table-cell office:value-type="float" office:value="0.0549015"/>
          <table:table-cell office:value-type="float" office:value="0.68704"/>
          <table:table-cell office:value-type="float" office:value="0.2510087"/>
          <table:table-cell office:value-type="float" office:value="0.0239015"/>
          <table:table-cell office:value-type="float" office:value="0.68704"/>
          <table:table-cell office:value-type="float" office:value="0.2510087"/>
          <table:table-cell office:value-type="float" office:value="0.0301015"/>
          <table:table-cell office:value-type="float" office:value="0.68704"/>
          <table:table-cell office:value-type="float" office:value="0.2510087"/>
          <table:table-cell office:value-type="float" office:value="0.0363015"/>
          <table:table-cell office:value-type="float" office:value="0.68704"/>
          <table:table-cell office:value-type="float" office:value="0.2510087"/>
          <table:table-cell office:value-type="float" office:value="0.0425015"/>
          <table:table-cell office:value-type="float" office:value="0.68704"/>
          <table:table-cell office:value-type="float" office:value="0.2510087"/>
          <table:table-cell office:value-type="float" office:value="0.0487015"/>
          <table:table-cell office:value-type="float" office:value="0.68704"/>
          <table:table-cell office:value-type="float" office:value="0.2510087"/>
          <table:table-cell office:value-type="float" office:value="0.0549015"/>
        </table:table-row>
        <table:table-row>
          <table:table-cell>
            <text:p>z_rot_min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5.0"/>
          <table:table-cell>
            <text:p>2025-08-21 13:26:16</text:p>
          </table:table-cell>
          <table:table-cell office:value-type="float" office:value="-0.0002352"/>
          <table:table-cell office:value-type="float" office:value="0.6888155"/>
          <table:table-cell office:value-type="float" office:value="0.6885803"/>
          <table:table-cell office:value-type="float" office:value="0.2492553"/>
          <table:table-cell office:value-type="float" office:value="0.0388815"/>
          <table:table-cell office:value-type="float" office:value="10"/>
          <table:table-cell office:value-type="float" office:value="1.0778900384902954"/>
          <table:table-cell office:value-type="float" office:value="0.3505991995334625"/>
          <table:table-cell office:value-type="float" office:value="0.7272908389568329"/>
          <table:table-cell office:value-type="float" office:value="0.5220841646194458"/>
          <table:table-cell office:value-type="float" office:value="0.2208577925046142"/>
          <table:table-cell office:value-type="float" office:value="0.4530204772949219"/>
          <table:table-cell office:value-type="float" office:value="0.5911478519439697"/>
          <table:table-cell office:value-type="float" office:value="0.13812737464904778"/>
          <table:table-cell office:value-type="float" office:value="0.3505992"/>
          <table:table-cell office:value-type="float" office:value="0.3951908"/>
          <table:table-cell office:value-type="float" office:value="0.4053424"/>
          <table:table-cell office:value-type="float" office:value="0.49446"/>
          <table:table-cell office:value-type="float" office:value="0.61951"/>
          <table:table-cell office:value-type="float" office:value="-0.0007708"/>
          <table:table-cell office:value-type="float" office:value="0.40959"/>
          <table:table-cell office:value-type="float" office:value="0.4592"/>
          <table:table-cell office:value-type="float" office:value="0.35711"/>
          <table:table-cell office:value-type="float" office:value="0.6519492"/>
          <table:table-cell office:value-type="float" office:value="1.07789"/>
          <table:table-cell office:value-type="float" office:value="0.0033292"/>
          <table:table-cell office:value-type="float" office:value="0.6905936"/>
          <table:table-cell office:value-type="float" office:value="0.24638"/>
          <table:table-cell office:value-type="float" office:value="0.0239087"/>
          <table:table-cell office:value-type="float" office:value="0.6905936"/>
          <table:table-cell office:value-type="float" office:value="0.24638"/>
          <table:table-cell office:value-type="float" office:value="0.0301087"/>
          <table:table-cell office:value-type="float" office:value="0.6905936"/>
          <table:table-cell office:value-type="float" office:value="0.24638"/>
          <table:table-cell office:value-type="float" office:value="0.0363087"/>
          <table:table-cell office:value-type="float" office:value="0.6905936"/>
          <table:table-cell office:value-type="float" office:value="0.24638"/>
          <table:table-cell office:value-type="float" office:value="0.0425087"/>
          <table:table-cell office:value-type="float" office:value="0.6905936"/>
          <table:table-cell office:value-type="float" office:value="0.24638"/>
          <table:table-cell office:value-type="float" office:value="0.0487087"/>
          <table:table-cell office:value-type="float" office:value="0.6905936"/>
          <table:table-cell office:value-type="float" office:value="0.24638"/>
          <table:table-cell office:value-type="float" office:value="0.0549087"/>
          <table:table-cell office:value-type="float" office:value="0.6870375"/>
          <table:table-cell office:value-type="float" office:value="0.2514587"/>
          <table:table-cell office:value-type="float" office:value="0.0239087"/>
          <table:table-cell office:value-type="float" office:value="0.6870375"/>
          <table:table-cell office:value-type="float" office:value="0.2514587"/>
          <table:table-cell office:value-type="float" office:value="0.0301087"/>
          <table:table-cell office:value-type="float" office:value="0.6870374"/>
          <table:table-cell office:value-type="float" office:value="0.2514587"/>
          <table:table-cell office:value-type="float" office:value="0.0363087"/>
          <table:table-cell office:value-type="float" office:value="0.6870374"/>
          <table:table-cell office:value-type="float" office:value="0.2514587"/>
          <table:table-cell office:value-type="float" office:value="0.0425087"/>
          <table:table-cell office:value-type="float" office:value="0.6870374"/>
          <table:table-cell office:value-type="float" office:value="0.2514587"/>
          <table:table-cell office:value-type="float" office:value="0.0487087"/>
          <table:table-cell office:value-type="float" office:value="0.6870374"/>
          <table:table-cell office:value-type="float" office:value="0.2514587"/>
          <table:table-cell office:value-type="float" office:value="0.0549087"/>
        </table:table-row>
        <table:table-row>
          <table:table-cell>
            <text:p>z_rot_min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0.0"/>
          <table:table-cell>
            <text:p>2025-08-21 13:26:29</text:p>
          </table:table-cell>
          <table:table-cell office:value-type="float" office:value="-0.0002056"/>
          <table:table-cell office:value-type="float" office:value="0.6886305"/>
          <table:table-cell office:value-type="float" office:value="0.6884249"/>
          <table:table-cell office:value-type="float" office:value="0.2495598"/>
          <table:table-cell office:value-type="float" office:value="0.0392184"/>
          <table:table-cell office:value-type="float" office:value="10"/>
          <table:table-cell office:value-type="float" office:value="1.2689499855041504"/>
          <table:table-cell office:value-type="float" office:value="0.33866000175476074"/>
          <table:table-cell office:value-type="float" office:value="0.9302899837493896"/>
          <table:table-cell office:value-type="float" office:value="0.5298741579055786"/>
          <table:table-cell office:value-type="float" office:value="0.274838897080719"/>
          <table:table-cell office:value-type="float" office:value="0.4595804810523987"/>
          <table:table-cell office:value-type="float" office:value="0.6001678347587586"/>
          <table:table-cell office:value-type="float" office:value="0.14058735370635989"/>
          <table:table-cell office:value-type="float" office:value="0.3563392"/>
          <table:table-cell office:value-type="float" office:value="0.4226608"/>
          <table:table-cell office:value-type="float" office:value="0.4508524"/>
          <table:table-cell office:value-type="float" office:value="0.52029"/>
          <table:table-cell office:value-type="float" office:value="0.54776"/>
          <table:table-cell office:value-type="float" office:value="0.0008692"/>
          <table:table-cell office:value-type="float" office:value="0.36285"/>
          <table:table-cell office:value-type="float" office:value="0.4141"/>
          <table:table-cell office:value-type="float" office:value="0.33866"/>
          <table:table-cell office:value-type="float" office:value="0.6162792"/>
          <table:table-cell office:value-type="float" office:value="1.26895"/>
          <table:table-cell office:value-type="float" office:value="0.0037392"/>
          <table:table-cell office:value-type="float" office:value="0.6901805"/>
          <table:table-cell office:value-type="float" office:value="0.2465189"/>
          <table:table-cell office:value-type="float" office:value="0.0238992"/>
          <table:table-cell office:value-type="float" office:value="0.6901805"/>
          <table:table-cell office:value-type="float" office:value="0.246519"/>
          <table:table-cell office:value-type="float" office:value="0.0300992"/>
          <table:table-cell office:value-type="float" office:value="0.6901805"/>
          <table:table-cell office:value-type="float" office:value="0.246519"/>
          <table:table-cell office:value-type="float" office:value="0.0362992"/>
          <table:table-cell office:value-type="float" office:value="0.6901805"/>
          <table:table-cell office:value-type="float" office:value="0.246519"/>
          <table:table-cell office:value-type="float" office:value="0.0424992"/>
          <table:table-cell office:value-type="float" office:value="0.6901805"/>
          <table:table-cell office:value-type="float" office:value="0.246519"/>
          <table:table-cell office:value-type="float" office:value="0.0486992"/>
          <table:table-cell office:value-type="float" office:value="0.6901805"/>
          <table:table-cell office:value-type="float" office:value="0.2465191"/>
          <table:table-cell office:value-type="float" office:value="0.0548992"/>
          <table:table-cell office:value-type="float" office:value="0.6870806"/>
          <table:table-cell office:value-type="float" office:value="0.2518883"/>
          <table:table-cell office:value-type="float" office:value="0.0238992"/>
          <table:table-cell office:value-type="float" office:value="0.6870806"/>
          <table:table-cell office:value-type="float" office:value="0.2518883"/>
          <table:table-cell office:value-type="float" office:value="0.0300992"/>
          <table:table-cell office:value-type="float" office:value="0.6870805"/>
          <table:table-cell office:value-type="float" office:value="0.2518883"/>
          <table:table-cell office:value-type="float" office:value="0.0362992"/>
          <table:table-cell office:value-type="float" office:value="0.6870805"/>
          <table:table-cell office:value-type="float" office:value="0.2518884"/>
          <table:table-cell office:value-type="float" office:value="0.0424992"/>
          <table:table-cell office:value-type="float" office:value="0.6870805"/>
          <table:table-cell office:value-type="float" office:value="0.2518884"/>
          <table:table-cell office:value-type="float" office:value="0.0486992"/>
          <table:table-cell office:value-type="float" office:value="0.6870805"/>
          <table:table-cell office:value-type="float" office:value="0.2518884"/>
          <table:table-cell office:value-type="float" office:value="0.0548992"/>
        </table:table-row>
        <table:table-row>
          <table:table-cell>
            <text:p>z_rot_min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5.0"/>
          <table:table-cell>
            <text:p>2025-08-21 13:26:42</text:p>
          </table:table-cell>
          <table:table-cell office:value-type="float" office:value="-0.0002536"/>
          <table:table-cell office:value-type="float" office:value="0.6884738"/>
          <table:table-cell office:value-type="float" office:value="0.6882202"/>
          <table:table-cell office:value-type="float" office:value="0.2500583"/>
          <table:table-cell office:value-type="float" office:value="0.0395011"/>
          <table:table-cell office:value-type="float" office:value="10"/>
          <table:table-cell office:value-type="float" office:value="1.6715699434280396"/>
          <table:table-cell office:value-type="float" office:value="0.31119000911712646"/>
          <table:table-cell office:value-type="float" office:value="1.360379934310913"/>
          <table:table-cell office:value-type="float" office:value="0.5562781602144241"/>
          <table:table-cell office:value-type="float" office:value="0.4036812117284883"/>
          <table:table-cell office:value-type="float" office:value="0.44859248399734497"/>
          <table:table-cell office:value-type="float" office:value="0.6639638364315033"/>
          <table:table-cell office:value-type="float" office:value="0.21537135243415828"/>
          <table:table-cell office:value-type="float" office:value="0.4010292"/>
          <table:table-cell office:value-type="float" office:value="0.4591508"/>
          <table:table-cell office:value-type="float" office:value="0.4934924"/>
          <table:table-cell office:value-type="float" office:value="0.54325"/>
          <table:table-cell office:value-type="float" office:value="0.34604"/>
          <table:table-cell office:value-type="float" office:value="0.0008692"/>
          <table:table-cell office:value-type="float" office:value="0.33948"/>
          <table:table-cell office:value-type="float" office:value="0.38212"/>
          <table:table-cell office:value-type="float" office:value="0.31119"/>
          <table:table-cell office:value-type="float" office:value="0.6154592"/>
          <table:table-cell office:value-type="float" office:value="1.6715699"/>
          <table:table-cell office:value-type="float" office:value="0.0029192"/>
          <table:table-cell office:value-type="float" office:value="0.6897839"/>
          <table:table-cell office:value-type="float" office:value="0.2467048"/>
          <table:table-cell office:value-type="float" office:value="0.0239005"/>
          <table:table-cell office:value-type="float" office:value="0.6897839"/>
          <table:table-cell office:value-type="float" office:value="0.2467048"/>
          <table:table-cell office:value-type="float" office:value="0.0301005"/>
          <table:table-cell office:value-type="float" office:value="0.6897839"/>
          <table:table-cell office:value-type="float" office:value="0.2467048"/>
          <table:table-cell office:value-type="float" office:value="0.0363005"/>
          <table:table-cell office:value-type="float" office:value="0.689784"/>
          <table:table-cell office:value-type="float" office:value="0.2467049"/>
          <table:table-cell office:value-type="float" office:value="0.0425005"/>
          <table:table-cell office:value-type="float" office:value="0.689784"/>
          <table:table-cell office:value-type="float" office:value="0.2467049"/>
          <table:table-cell office:value-type="float" office:value="0.0487005"/>
          <table:table-cell office:value-type="float" office:value="0.689784"/>
          <table:table-cell office:value-type="float" office:value="0.2467049"/>
          <table:table-cell office:value-type="float" office:value="0.0549005"/>
          <table:table-cell office:value-type="float" office:value="0.6871636"/>
          <table:table-cell office:value-type="float" office:value="0.2523238"/>
          <table:table-cell office:value-type="float" office:value="0.0239005"/>
          <table:table-cell office:value-type="float" office:value="0.6871636"/>
          <table:table-cell office:value-type="float" office:value="0.2523239"/>
          <table:table-cell office:value-type="float" office:value="0.0301005"/>
          <table:table-cell office:value-type="float" office:value="0.6871636"/>
          <table:table-cell office:value-type="float" office:value="0.2523239"/>
          <table:table-cell office:value-type="float" office:value="0.0363005"/>
          <table:table-cell office:value-type="float" office:value="0.6871637"/>
          <table:table-cell office:value-type="float" office:value="0.2523239"/>
          <table:table-cell office:value-type="float" office:value="0.0425005"/>
          <table:table-cell office:value-type="float" office:value="0.6871637"/>
          <table:table-cell office:value-type="float" office:value="0.252324"/>
          <table:table-cell office:value-type="float" office:value="0.0487005"/>
          <table:table-cell office:value-type="float" office:value="0.6871637"/>
          <table:table-cell office:value-type="float" office:value="0.252324"/>
          <table:table-cell office:value-type="float" office:value="0.0549005"/>
        </table:table-row>
        <table:table-row>
          <table:table-cell>
            <text:p>z_rot_min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0.0"/>
          <table:table-cell>
            <text:p>2025-08-21 13:26:54</text:p>
          </table:table-cell>
          <table:table-cell office:value-type="float" office:value="-0.0003099"/>
          <table:table-cell office:value-type="float" office:value="0.6883313"/>
          <table:table-cell office:value-type="float" office:value="0.6880214"/>
          <table:table-cell office:value-type="float" office:value="0.2506884"/>
          <table:table-cell office:value-type="float" office:value="0.0406025"/>
          <table:table-cell office:value-type="float" office:value="10"/>
          <table:table-cell office:value-type="float" office:value="2.4185900688171387"/>
          <table:table-cell office:value-type="float" office:value="0.12545999884605408"/>
          <table:table-cell office:value-type="float" office:value="2.2931300699710846"/>
          <table:table-cell office:value-type="float" office:value="0.6051501661539078"/>
          <table:table-cell office:value-type="float" office:value="0.6572452890157555"/>
          <table:table-cell office:value-type="float" office:value="0.42825648188591003"/>
          <table:table-cell office:value-type="float" office:value="0.7820438504219055"/>
          <table:table-cell office:value-type="float" office:value="0.35378736853599546"/>
          <table:table-cell office:value-type="float" office:value="0.4055392"/>
          <table:table-cell office:value-type="float" office:value="0.4558708"/>
          <table:table-cell office:value-type="float" office:value="0.5180924"/>
          <table:table-cell office:value-type="float" office:value="0.63632"/>
          <table:table-cell office:value-type="float" office:value="0.12546"/>
          <table:table-cell office:value-type="float" office:value="0.0004592"/>
          <table:table-cell office:value-type="float" office:value="0.27798"/>
          <table:table-cell office:value-type="float" office:value="0.32513"/>
          <table:table-cell office:value-type="float" office:value="0.26937"/>
          <table:table-cell office:value-type="float" office:value="0.6191492"/>
          <table:table-cell office:value-type="float" office:value="2.4185901"/>
          <table:table-cell office:value-type="float" office:value="0.0020992"/>
          <table:table-cell office:value-type="float" office:value="0.6893915"/>
          <table:table-cell office:value-type="float" office:value="0.2469239"/>
          <table:table-cell office:value-type="float" office:value="0.023904"/>
          <table:table-cell office:value-type="float" office:value="0.6893915"/>
          <table:table-cell office:value-type="float" office:value="0.2469239"/>
          <table:table-cell office:value-type="float" office:value="0.030104"/>
          <table:table-cell office:value-type="float" office:value="0.6893915"/>
          <table:table-cell office:value-type="float" office:value="0.2469239"/>
          <table:table-cell office:value-type="float" office:value="0.036304"/>
          <table:table-cell office:value-type="float" office:value="0.6893915"/>
          <table:table-cell office:value-type="float" office:value="0.2469239"/>
          <table:table-cell office:value-type="float" office:value="0.042504"/>
          <table:table-cell office:value-type="float" office:value="0.6893915"/>
          <table:table-cell office:value-type="float" office:value="0.2469239"/>
          <table:table-cell office:value-type="float" office:value="0.048704"/>
          <table:table-cell office:value-type="float" office:value="0.6893916"/>
          <table:table-cell office:value-type="float" office:value="0.2469238"/>
          <table:table-cell office:value-type="float" office:value="0.054904"/>
          <table:table-cell office:value-type="float" office:value="0.687271"/>
          <table:table-cell office:value-type="float" office:value="0.25275"/>
          <table:table-cell office:value-type="float" office:value="0.023904"/>
          <table:table-cell office:value-type="float" office:value="0.687271"/>
          <table:table-cell office:value-type="float" office:value="0.25275"/>
          <table:table-cell office:value-type="float" office:value="0.030104"/>
          <table:table-cell office:value-type="float" office:value="0.687271"/>
          <table:table-cell office:value-type="float" office:value="0.25275"/>
          <table:table-cell office:value-type="float" office:value="0.036304"/>
          <table:table-cell office:value-type="float" office:value="0.687271"/>
          <table:table-cell office:value-type="float" office:value="0.25275"/>
          <table:table-cell office:value-type="float" office:value="0.042504"/>
          <table:table-cell office:value-type="float" office:value="0.687271"/>
          <table:table-cell office:value-type="float" office:value="0.25275"/>
          <table:table-cell office:value-type="float" office:value="0.048704"/>
          <table:table-cell office:value-type="float" office:value="0.687271"/>
          <table:table-cell office:value-type="float" office:value="0.2527499"/>
          <table:table-cell office:value-type="float" office:value="0.054904"/>
        </table:table-row>
        <table:table-row>
          <table:table-cell>
            <text:p>z_rot_min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5.0"/>
          <table:table-cell>
            <text:p>2025-08-21 13:27:07</text:p>
          </table:table-cell>
          <table:table-cell office:value-type="float" office:value="-0.0002478"/>
          <table:table-cell office:value-type="float" office:value="0.6882352"/>
          <table:table-cell office:value-type="float" office:value="0.6879874"/>
          <table:table-cell office:value-type="float" office:value="0.251097"/>
          <table:table-cell office:value-type="float" office:value="0.0421126"/>
          <table:table-cell office:value-type="float" office:value="10"/>
          <table:table-cell office:value-type="float" office:value="3.193079948425293"/>
          <table:table-cell office:value-type="float" office:value="0.23820999264717102"/>
          <table:table-cell office:value-type="float" office:value="2.954869955778122"/>
          <table:table-cell office:value-type="float" office:value="0.7059691607952118"/>
          <table:table-cell office:value-type="float" office:value="0.8903390301610837"/>
          <table:table-cell office:value-type="float" office:value="0.48795248866081237"/>
          <table:table-cell office:value-type="float" office:value="0.9239858329296112"/>
          <table:table-cell office:value-type="float" office:value="0.43603334426879886"/>
          <table:table-cell office:value-type="float" office:value="0.3788892"/>
          <table:table-cell office:value-type="float" office:value="0.4206108"/>
          <table:table-cell office:value-type="float" office:value="0.5090724"/>
          <table:table-cell office:value-type="float" office:value="0.74989"/>
          <table:table-cell office:value-type="float" office:value="0.3813"/>
          <table:table-cell office:value-type="float" office:value="0.0004592"/>
          <table:table-cell office:value-type="float" office:value="0.24067"/>
          <table:table-cell office:value-type="float" office:value="0.28536"/>
          <table:table-cell office:value-type="float" office:value="0.23821"/>
          <table:table-cell office:value-type="float" office:value="0.6626092"/>
          <table:table-cell office:value-type="float" office:value="3.1930799"/>
          <table:table-cell office:value-type="float" office:value="4.92e-05"/>
          <table:table-cell office:value-type="float" office:value="0.6890375"/>
          <table:table-cell office:value-type="float" office:value="0.2471779"/>
          <table:table-cell office:value-type="float" office:value="0.0239021"/>
          <table:table-cell office:value-type="float" office:value="0.6890375"/>
          <table:table-cell office:value-type="float" office:value="0.2471779"/>
          <table:table-cell office:value-type="float" office:value="0.0301021"/>
          <table:table-cell office:value-type="float" office:value="0.6890375"/>
          <table:table-cell office:value-type="float" office:value="0.247178"/>
          <table:table-cell office:value-type="float" office:value="0.0363021"/>
          <table:table-cell office:value-type="float" office:value="0.6890376"/>
          <table:table-cell office:value-type="float" office:value="0.247178"/>
          <table:table-cell office:value-type="float" office:value="0.0425021"/>
          <table:table-cell office:value-type="float" office:value="0.6890376"/>
          <table:table-cell office:value-type="float" office:value="0.247178"/>
          <table:table-cell office:value-type="float" office:value="0.0487021"/>
          <table:table-cell office:value-type="float" office:value="0.6890376"/>
          <table:table-cell office:value-type="float" office:value="0.247178"/>
          <table:table-cell office:value-type="float" office:value="0.0549021"/>
          <table:table-cell office:value-type="float" office:value="0.6874328"/>
          <table:table-cell office:value-type="float" office:value="0.2531667"/>
          <table:table-cell office:value-type="float" office:value="0.0239021"/>
          <table:table-cell office:value-type="float" office:value="0.6874328"/>
          <table:table-cell office:value-type="float" office:value="0.2531667"/>
          <table:table-cell office:value-type="float" office:value="0.0301021"/>
          <table:table-cell office:value-type="float" office:value="0.6874328"/>
          <table:table-cell office:value-type="float" office:value="0.2531667"/>
          <table:table-cell office:value-type="float" office:value="0.0363021"/>
          <table:table-cell office:value-type="float" office:value="0.6874329"/>
          <table:table-cell office:value-type="float" office:value="0.2531667"/>
          <table:table-cell office:value-type="float" office:value="0.0425021"/>
          <table:table-cell office:value-type="float" office:value="0.6874329"/>
          <table:table-cell office:value-type="float" office:value="0.2531667"/>
          <table:table-cell office:value-type="float" office:value="0.0487021"/>
          <table:table-cell office:value-type="float" office:value="0.6874329"/>
          <table:table-cell office:value-type="float" office:value="0.2531667"/>
          <table:table-cell office:value-type="float" office:value="0.0549021"/>
        </table:table-row>
        <table:table-row>
          <table:table-cell>
            <text:p>z_rot_min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0.0"/>
          <table:table-cell>
            <text:p>2025-08-21 13:27:20</text:p>
          </table:table-cell>
          <table:table-cell office:value-type="float" office:value="-0.0001067"/>
          <table:table-cell office:value-type="float" office:value="0.6881572"/>
          <table:table-cell office:value-type="float" office:value="0.6880505"/>
          <table:table-cell office:value-type="float" office:value="0.2511168"/>
          <table:table-cell office:value-type="float" office:value="0.0436338"/>
          <table:table-cell office:value-type="float" office:value="10"/>
          <table:table-cell office:value-type="float" office:value="3.803570032119751"/>
          <table:table-cell office:value-type="float" office:value="0.23615999519824982"/>
          <table:table-cell office:value-type="float" office:value="3.567410036921501"/>
          <table:table-cell office:value-type="float" office:value="0.8887061521410942"/>
          <table:table-cell office:value-type="float" office:value="1.1031265182410475"/>
          <table:table-cell office:value-type="float" office:value="0.7125504672527313"/>
          <table:table-cell office:value-type="float" office:value="1.0648618370294571"/>
          <table:table-cell office:value-type="float" office:value="0.35231136977672584"/>
          <table:table-cell office:value-type="float" office:value="0.3374792"/>
          <table:table-cell office:value-type="float" office:value="0.3824808"/>
          <table:table-cell office:value-type="float" office:value="0.4770924"/>
          <table:table-cell office:value-type="float" office:value="0.78146"/>
          <table:table-cell office:value-type="float" office:value="1.58424"/>
          <table:table-cell office:value-type="float" office:value="-0.0007708"/>
          <table:table-cell office:value-type="float" office:value="0.23616"/>
          <table:table-cell office:value-type="float" office:value="0.28249"/>
          <table:table-cell office:value-type="float" office:value="0.23944"/>
          <table:table-cell office:value-type="float" office:value="0.7626492"/>
          <table:table-cell office:value-type="float" office:value="3.80357"/>
          <table:table-cell office:value-type="float" office:value="-0.0007708"/>
          <table:table-cell office:value-type="float" office:value="0.6886955"/>
          <table:table-cell office:value-type="float" office:value="0.2474588"/>
          <table:table-cell office:value-type="float" office:value="0.0239033"/>
          <table:table-cell office:value-type="float" office:value="0.6886955"/>
          <table:table-cell office:value-type="float" office:value="0.2474588"/>
          <table:table-cell office:value-type="float" office:value="0.0301033"/>
          <table:table-cell office:value-type="float" office:value="0.6886955"/>
          <table:table-cell office:value-type="float" office:value="0.2474588"/>
          <table:table-cell office:value-type="float" office:value="0.0363033"/>
          <table:table-cell office:value-type="float" office:value="0.6886955"/>
          <table:table-cell office:value-type="float" office:value="0.2474588"/>
          <table:table-cell office:value-type="float" office:value="0.0425033"/>
          <table:table-cell office:value-type="float" office:value="0.6886955"/>
          <table:table-cell office:value-type="float" office:value="0.2474588"/>
          <table:table-cell office:value-type="float" office:value="0.0487033"/>
          <table:table-cell office:value-type="float" office:value="0.6886955"/>
          <table:table-cell office:value-type="float" office:value="0.2474588"/>
          <table:table-cell office:value-type="float" office:value="0.0549033"/>
          <table:table-cell office:value-type="float" office:value="0.6876189"/>
          <table:table-cell office:value-type="float" office:value="0.2535646"/>
          <table:table-cell office:value-type="float" office:value="0.0239033"/>
          <table:table-cell office:value-type="float" office:value="0.6876189"/>
          <table:table-cell office:value-type="float" office:value="0.2535646"/>
          <table:table-cell office:value-type="float" office:value="0.0301033"/>
          <table:table-cell office:value-type="float" office:value="0.6876189"/>
          <table:table-cell office:value-type="float" office:value="0.2535646"/>
          <table:table-cell office:value-type="float" office:value="0.0363033"/>
          <table:table-cell office:value-type="float" office:value="0.6876189"/>
          <table:table-cell office:value-type="float" office:value="0.2535646"/>
          <table:table-cell office:value-type="float" office:value="0.0425033"/>
          <table:table-cell office:value-type="float" office:value="0.6876189"/>
          <table:table-cell office:value-type="float" office:value="0.2535646"/>
          <table:table-cell office:value-type="float" office:value="0.0487033"/>
          <table:table-cell office:value-type="float" office:value="0.6876189"/>
          <table:table-cell office:value-type="float" office:value="0.2535646"/>
          <table:table-cell office:value-type="float" office:value="0.0549033"/>
        </table:table-row>
        <table:table-row>
          <table:table-cell>
            <text:p>z_rot_min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5.0"/>
          <table:table-cell>
            <text:p>2025-08-21 13:27:32</text:p>
          </table:table-cell>
          <table:table-cell office:value-type="float" office:value="-5.35e-05"/>
          <table:table-cell office:value-type="float" office:value="0.6881119"/>
          <table:table-cell office:value-type="float" office:value="0.6880584"/>
          <table:table-cell office:value-type="float" office:value="0.2514684"/>
          <table:table-cell office:value-type="float" office:value="0.0442655"/>
          <table:table-cell office:value-type="float" office:value="10"/>
          <table:table-cell office:value-type="float" office:value="4.283679962158203"/>
          <table:table-cell office:value-type="float" office:value="0.25911998748779297"/>
          <table:table-cell office:value-type="float" office:value="4.02455997467041"/>
          <table:table-cell office:value-type="float" office:value="1.0114191561937331"/>
          <table:table-cell office:value-type="float" office:value="1.3030604144637787"/>
          <table:table-cell office:value-type="float" office:value="0.8107044875621796"/>
          <table:table-cell office:value-type="float" office:value="1.2121338248252869"/>
          <table:table-cell office:value-type="float" office:value="0.40142933726310726"/>
          <table:table-cell office:value-type="float" office:value="0.3013992"/>
          <table:table-cell office:value-type="float" office:value="0.3373808"/>
          <table:table-cell office:value-type="float" office:value="0.4155924"/>
          <table:table-cell office:value-type="float" office:value="0.73103"/>
          <table:table-cell office:value-type="float" office:value="2.2681201"/>
          <table:table-cell office:value-type="float" office:value="-0.0003608"/>
          <table:table-cell office:value-type="float" office:value="0.25912"/>
          <table:table-cell office:value-type="float" office:value="0.31078"/>
          <table:table-cell office:value-type="float" office:value="0.27716"/>
          <table:table-cell office:value-type="float" office:value="0.9299292"/>
          <table:table-cell office:value-type="float" office:value="4.28368"/>
          <table:table-cell office:value-type="float" office:value="-0.0007708"/>
          <table:table-cell office:value-type="float" office:value="0.688382"/>
          <table:table-cell office:value-type="float" office:value="0.2477674"/>
          <table:table-cell office:value-type="float" office:value="0.0238993"/>
          <table:table-cell office:value-type="float" office:value="0.688382"/>
          <table:table-cell office:value-type="float" office:value="0.2477674"/>
          <table:table-cell office:value-type="float" office:value="0.0300993"/>
          <table:table-cell office:value-type="float" office:value="0.6883821"/>
          <table:table-cell office:value-type="float" office:value="0.2477674"/>
          <table:table-cell office:value-type="float" office:value="0.0362993"/>
          <table:table-cell office:value-type="float" office:value="0.6883822"/>
          <table:table-cell office:value-type="float" office:value="0.2477674"/>
          <table:table-cell office:value-type="float" office:value="0.0424993"/>
          <table:table-cell office:value-type="float" office:value="0.6883822"/>
          <table:table-cell office:value-type="float" office:value="0.2477674"/>
          <table:table-cell office:value-type="float" office:value="0.0486993"/>
          <table:table-cell office:value-type="float" office:value="0.6883823"/>
          <table:table-cell office:value-type="float" office:value="0.2477674"/>
          <table:table-cell office:value-type="float" office:value="0.0548993"/>
          <table:table-cell office:value-type="float" office:value="0.6878416"/>
          <table:table-cell office:value-type="float" office:value="0.2539438"/>
          <table:table-cell office:value-type="float" office:value="0.0238993"/>
          <table:table-cell office:value-type="float" office:value="0.6878417"/>
          <table:table-cell office:value-type="float" office:value="0.2539438"/>
          <table:table-cell office:value-type="float" office:value="0.0300993"/>
          <table:table-cell office:value-type="float" office:value="0.6878418"/>
          <table:table-cell office:value-type="float" office:value="0.2539438"/>
          <table:table-cell office:value-type="float" office:value="0.0362993"/>
          <table:table-cell office:value-type="float" office:value="0.6878418"/>
          <table:table-cell office:value-type="float" office:value="0.2539438"/>
          <table:table-cell office:value-type="float" office:value="0.0424993"/>
          <table:table-cell office:value-type="float" office:value="0.6878419"/>
          <table:table-cell office:value-type="float" office:value="0.2539438"/>
          <table:table-cell office:value-type="float" office:value="0.0486993"/>
          <table:table-cell office:value-type="float" office:value="0.6878419"/>
          <table:table-cell office:value-type="float" office:value="0.2539438"/>
          <table:table-cell office:value-type="float" office:value="0.0548993"/>
        </table:table-row>
        <table:table-row>
          <table:table-cell>
            <text:p>z_rot_min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90.0"/>
          <table:table-cell>
            <text:p>2025-08-21 13:27:45</text:p>
          </table:table-cell>
          <table:table-cell office:value-type="float" office:value="-0.0"/>
          <table:table-cell office:value-type="float" office:value="0.6880963"/>
          <table:table-cell office:value-type="float" office:value="0.6880962"/>
          <table:table-cell office:value-type="float" office:value="0.252087"/>
          <table:table-cell office:value-type="float" office:value="0.0443919"/>
          <table:table-cell office:value-type="float" office:value="10"/>
          <table:table-cell office:value-type="float" office:value="4.698599815368652"/>
          <table:table-cell office:value-type="float" office:value="0.2677792012691498"/>
          <table:table-cell office:value-type="float" office:value="4.430820614099503"/>
          <table:table-cell office:value-type="float" office:value="1.062177151441574"/>
          <table:table-cell office:value-type="float" office:value="1.420273130405876"/>
          <table:table-cell office:value-type="float" office:value="0.7604385077953338"/>
          <table:table-cell office:value-type="float" office:value="1.3639157950878142"/>
          <table:table-cell office:value-type="float" office:value="0.6034772872924804"/>
          <table:table-cell office:value-type="float" office:value="0.2677792"/>
          <table:table-cell office:value-type="float" office:value="0.2931008"/>
          <table:table-cell office:value-type="float" office:value="0.3540924"/>
          <table:table-cell office:value-type="float" office:value="0.62853"/>
          <table:table-cell office:value-type="float" office:value="2.2586901"/>
          <table:table-cell office:value-type="float" office:value="-0.0015908"/>
          <table:table-cell office:value-type="float" office:value="0.3075"/>
          <table:table-cell office:value-type="float" office:value="0.35055"/>
          <table:table-cell office:value-type="float" office:value="0.34891"/>
          <table:table-cell office:value-type="float" office:value="1.1140192"/>
          <table:table-cell office:value-type="float" office:value="4.6985998"/>
          <table:table-cell office:value-type="float" office:value="-0.0015908"/>
          <table:table-cell office:value-type="float" office:value="0.6880963"/>
          <table:table-cell office:value-type="float" office:value="0.2481063"/>
          <table:table-cell office:value-type="float" office:value="0.0239"/>
          <table:table-cell office:value-type="float" office:value="0.6880963"/>
          <table:table-cell office:value-type="float" office:value="0.2481063"/>
          <table:table-cell office:value-type="float" office:value="0.0301"/>
          <table:table-cell office:value-type="float" office:value="0.6880963"/>
          <table:table-cell office:value-type="float" office:value="0.2481064"/>
          <table:table-cell office:value-type="float" office:value="0.0363"/>
          <table:table-cell office:value-type="float" office:value="0.6880963"/>
          <table:table-cell office:value-type="float" office:value="0.2481064"/>
          <table:table-cell office:value-type="float" office:value="0.0425"/>
          <table:table-cell office:value-type="float" office:value="0.6880962"/>
          <table:table-cell office:value-type="float" office:value="0.2481064"/>
          <table:table-cell office:value-type="float" office:value="0.0487"/>
          <table:table-cell office:value-type="float" office:value="0.6880962"/>
          <table:table-cell office:value-type="float" office:value="0.2481064"/>
          <table:table-cell office:value-type="float" office:value="0.0549"/>
          <table:table-cell office:value-type="float" office:value="0.6880963"/>
          <table:table-cell office:value-type="float" office:value="0.2543063"/>
          <table:table-cell office:value-type="float" office:value="0.0239"/>
          <table:table-cell office:value-type="float" office:value="0.6880963"/>
          <table:table-cell office:value-type="float" office:value="0.2543063"/>
          <table:table-cell office:value-type="float" office:value="0.0301"/>
          <table:table-cell office:value-type="float" office:value="0.6880963"/>
          <table:table-cell office:value-type="float" office:value="0.2543064"/>
          <table:table-cell office:value-type="float" office:value="0.0363"/>
          <table:table-cell office:value-type="float" office:value="0.6880962"/>
          <table:table-cell office:value-type="float" office:value="0.2543064"/>
          <table:table-cell office:value-type="float" office:value="0.0425"/>
          <table:table-cell office:value-type="float" office:value="0.6880962"/>
          <table:table-cell office:value-type="float" office:value="0.2543064"/>
          <table:table-cell office:value-type="float" office:value="0.0487"/>
          <table:table-cell office:value-type="float" office:value="0.6880962"/>
          <table:table-cell office:value-type="float" office:value="0.2543064"/>
          <table:table-cell office:value-type="float" office:value="0.05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